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P1" style:family="paragraph" style:parent-style-name="Standard">
      <style:text-properties fo:color="#ffffff" loext:opacity="100%" fo:language="el" fo:country="GR" officeooo:rsid="001637ce" officeooo:paragraph-rsid="001637ce" fo:background-color="#2a6099"/>
    </style:style>
    <style:style style:name="P2" style:family="paragraph" style:parent-style-name="Standard">
      <style:text-properties fo:color="#ffffff" loext:opacity="100%" fo:language="el" fo:country="GR" fo:font-weight="normal" officeooo:rsid="001637ce" officeooo:paragraph-rsid="001637ce" fo:background-color="#ff0000" style:font-weight-asian="normal" style:font-weight-complex="normal"/>
    </style:style>
    <style:style style:name="P3" style:family="paragraph" style:parent-style-name="Standard">
      <style:paragraph-properties fo:margin-left="0.4925in" fo:margin-right="0in" fo:text-indent="0in" style:auto-text-indent="false"/>
      <style:text-properties fo:color="#ffffff" loext:opacity="100%" fo:language="el" fo:country="GR" fo:font-weight="normal" officeooo:rsid="001637ce" officeooo:paragraph-rsid="001637ce" fo:background-color="#ff0000" style:font-weight-asian="normal" style:font-weight-complex="normal"/>
    </style:style>
    <style:style style:name="P4" style:family="paragraph" style:parent-style-name="Standard">
      <style:text-properties fo:color="#000000" loext:opacity="100%" fo:font-size="15pt" fo:language="el" fo:country="GR" fo:font-weight="bold" officeooo:rsid="001637ce" officeooo:paragraph-rsid="001637ce" fo:background-color="transparent" style:font-size-asian="15pt" style:font-weight-asian="bold" style:font-size-complex="15pt" style:font-weight-complex="bold"/>
    </style:style>
    <style:style style:name="P5" style:family="paragraph" style:parent-style-name="Standard">
      <style:text-properties fo:color="#000000" loext:opacity="100%" fo:font-size="15pt" fo:language="el" fo:country="GR" fo:font-weight="bold" officeooo:rsid="001637ce" officeooo:paragraph-rsid="001afe80" fo:background-color="transparent" style:font-size-asian="15pt" style:font-weight-asian="bold" style:font-size-complex="15pt" style:font-weight-complex="bold"/>
    </style:style>
    <style:style style:name="P6" style:family="paragraph" style:parent-style-name="Standard">
      <style:text-properties fo:color="#000000" loext:opacity="100%" fo:font-size="15pt" fo:language="el" fo:country="GR" fo:font-weight="bold" officeooo:rsid="001637ce" officeooo:paragraph-rsid="001f3c5b" fo:background-color="transparent" style:font-size-asian="15pt" style:font-weight-asian="bold" style:font-size-complex="15pt" style:font-weight-complex="bold"/>
    </style:style>
    <style:style style:name="P7" style:family="paragraph" style:parent-style-name="Standard">
      <style:text-properties fo:color="#000000" loext:opacity="100%" fo:font-size="15pt" fo:language="el" fo:country="GR" fo:font-weight="bold" officeooo:rsid="001637ce" officeooo:paragraph-rsid="002733e9" fo:background-color="transparent" style:font-size-asian="15pt" style:font-weight-asian="bold" style:font-size-complex="15pt" style:font-weight-complex="bold"/>
    </style:style>
    <style:style style:name="P8" style:family="paragraph" style:parent-style-name="Standard">
      <style:text-properties fo:color="#000000" loext:opacity="100%" fo:font-size="15pt" fo:language="el" fo:country="GR" fo:font-weight="bold" officeooo:rsid="001637ce" officeooo:paragraph-rsid="002fdf7a" fo:background-color="transparent" style:font-size-asian="15pt" style:font-weight-asian="bold" style:font-size-complex="15pt" style:font-weight-complex="bold"/>
    </style:style>
    <style:style style:name="P9" style:family="paragraph" style:parent-style-name="Standard">
      <style:text-properties fo:color="#000000" loext:opacity="100%" fo:font-size="15pt" fo:language="el" fo:country="GR" fo:font-weight="bold" officeooo:rsid="001637ce" officeooo:paragraph-rsid="00520109" fo:background-color="transparent" style:font-size-asian="15pt" style:font-weight-asian="bold" style:font-size-complex="15pt" style:font-weight-complex="bold"/>
    </style:style>
    <style:style style:name="P10" style:family="paragraph" style:parent-style-name="Standard">
      <style:text-properties fo:color="#000000" loext:opacity="100%" fo:language="el" fo:country="GR" officeooo:rsid="001637ce" officeooo:paragraph-rsid="001637ce" fo:background-color="transparent"/>
    </style:style>
    <style:style style:name="P11" style:family="paragraph" style:parent-style-name="Standard">
      <style:paragraph-properties fo:margin-left="0.4925in" fo:margin-right="0in" fo:text-indent="0in" style:auto-text-indent="false"/>
      <style:text-properties fo:color="#000000" loext:opacity="100%" fo:language="el" fo:country="GR" officeooo:rsid="001637ce" officeooo:paragraph-rsid="001637ce" fo:background-color="transparent"/>
    </style:style>
    <style:style style:name="P12" style:family="paragraph" style:parent-style-name="Standard">
      <style:text-properties fo:color="#000000" loext:opacity="100%" fo:language="el" fo:country="GR" officeooo:rsid="001637ce" officeooo:paragraph-rsid="0016896a" fo:background-color="transparent"/>
    </style:style>
    <style:style style:name="P13" style:family="paragraph" style:parent-style-name="Standard">
      <style:paragraph-properties fo:margin-left="0.4925in" fo:margin-right="0in" fo:text-indent="0in" style:auto-text-indent="false"/>
      <style:text-properties fo:color="#000000" loext:opacity="100%" fo:language="el" fo:country="GR" fo:font-weight="bold" officeooo:rsid="001637ce" officeooo:paragraph-rsid="001637ce" fo:background-color="transparent" style:font-weight-asian="bold" style:font-weight-complex="bold"/>
    </style:style>
    <style:style style:name="P14" style:family="paragraph" style:parent-style-name="Standard">
      <style:paragraph-properties fo:margin-left="0.4925in" fo:margin-right="0in" fo:text-indent="0in" style:auto-text-indent="false"/>
      <style:text-properties fo:color="#000000" loext:opacity="100%" fo:language="el" fo:country="GR" fo:font-weight="bold" officeooo:rsid="002078c3" officeooo:paragraph-rsid="002078c3" fo:background-color="transparent" style:font-weight-asian="bold" style:font-weight-complex="bold"/>
    </style:style>
    <style:style style:name="P15" style:family="paragraph" style:parent-style-name="Standard">
      <style:text-properties fo:color="#000000" loext:opacity="100%" fo:language="el" fo:country="GR" fo:font-weight="normal" officeooo:rsid="001637ce" officeooo:paragraph-rsid="001637ce" fo:background-color="transparent" style:font-weight-asian="normal" style:font-weight-complex="normal"/>
    </style:style>
    <style:style style:name="P16" style:family="paragraph" style:parent-style-name="Standard">
      <style:paragraph-properties fo:margin-left="0.4925in" fo:margin-right="0in" fo:text-indent="0in" style:auto-text-indent="false"/>
      <style:text-properties fo:color="#000000" loext:opacity="100%" fo:language="el" fo:country="GR" fo:font-weight="normal" officeooo:rsid="001637ce" officeooo:paragraph-rsid="001637ce" fo:background-color="transparent" style:font-weight-asian="normal" style:font-weight-complex="normal"/>
    </style:style>
    <style:style style:name="P17" style:family="paragraph" style:parent-style-name="Standard">
      <style:text-properties fo:color="#000000" loext:opacity="100%" fo:language="el" fo:country="GR" fo:font-weight="normal" officeooo:rsid="001637ce" officeooo:paragraph-rsid="001afe80" fo:background-color="transparent" style:font-weight-asian="normal" style:font-weight-complex="normal"/>
    </style:style>
    <style:style style:name="P18" style:family="paragraph" style:parent-style-name="Standard">
      <style:paragraph-properties fo:margin-left="0.4925in" fo:margin-right="0in" fo:text-indent="0in" style:auto-text-indent="false"/>
      <style:text-properties fo:color="#000000" loext:opacity="100%" fo:language="el" fo:country="GR" fo:font-weight="normal" officeooo:rsid="001637ce" officeooo:paragraph-rsid="001afe80" fo:background-color="transparent" style:font-weight-asian="normal" style:font-weight-complex="normal"/>
    </style:style>
    <style:style style:name="P19" style:family="paragraph" style:parent-style-name="Standard">
      <style:text-properties fo:color="#000000" loext:opacity="100%" fo:language="el" fo:country="GR" fo:font-weight="normal" officeooo:rsid="001637ce" officeooo:paragraph-rsid="001f3c5b" fo:background-color="transparent" style:font-weight-asian="normal" style:font-weight-complex="normal"/>
    </style:style>
    <style:style style:name="P20" style:family="paragraph" style:parent-style-name="Standard">
      <style:text-properties fo:color="#000000" loext:opacity="100%" fo:language="el" fo:country="GR" fo:font-weight="normal" officeooo:rsid="001637ce" officeooo:paragraph-rsid="002733e9" fo:background-color="transparent" style:font-weight-asian="normal" style:font-weight-complex="normal"/>
    </style:style>
    <style:style style:name="P21" style:family="paragraph" style:parent-style-name="Standard">
      <style:text-properties fo:color="#000000" loext:opacity="100%" fo:language="el" fo:country="GR" fo:font-weight="normal" officeooo:rsid="001637ce" officeooo:paragraph-rsid="002fdf7a" fo:background-color="transparent" style:font-weight-asian="normal" style:font-weight-complex="normal"/>
    </style:style>
    <style:style style:name="P22" style:family="paragraph" style:parent-style-name="Standard">
      <style:paragraph-properties fo:margin-left="0.4925in" fo:margin-right="0in" fo:text-indent="0in" style:auto-text-indent="false"/>
      <style:text-properties fo:color="#000000" loext:opacity="100%" fo:language="el" fo:country="GR" fo:font-weight="normal" officeooo:rsid="0016896a" officeooo:paragraph-rsid="001637ce" fo:background-color="transparent" style:font-weight-asian="normal" style:font-weight-complex="normal"/>
    </style:style>
    <style:style style:name="P23" style:family="paragraph" style:parent-style-name="Standard">
      <style:text-properties fo:color="#000000" loext:opacity="100%" fo:language="el" fo:country="GR" fo:font-weight="normal" officeooo:rsid="001afe80" officeooo:paragraph-rsid="001afe80" fo:background-color="transparent" style:font-weight-asian="normal" style:font-weight-complex="normal"/>
    </style:style>
    <style:style style:name="P24" style:family="paragraph" style:parent-style-name="Standard">
      <style:paragraph-properties fo:margin-left="0.4925in" fo:margin-right="0in" fo:text-indent="0in" style:auto-text-indent="false"/>
      <style:text-properties fo:color="#000000" loext:opacity="100%" fo:language="el" fo:country="GR" fo:font-weight="normal" officeooo:rsid="001afe80" officeooo:paragraph-rsid="001afe80" fo:background-color="transparent" style:font-weight-asian="normal" style:font-weight-complex="normal"/>
    </style:style>
    <style:style style:name="P25" style:family="paragraph" style:parent-style-name="Standard">
      <style:paragraph-properties fo:margin-left="0in" fo:margin-right="0in" fo:text-indent="0in" style:auto-text-indent="false"/>
      <style:text-properties fo:color="#000000" loext:opacity="100%" fo:language="el" fo:country="GR" fo:font-weight="normal" officeooo:rsid="001afe80" officeooo:paragraph-rsid="001afe80" fo:background-color="transparent" style:font-weight-asian="normal" style:font-weight-complex="normal"/>
    </style:style>
    <style:style style:name="P26" style:family="paragraph" style:parent-style-name="Standard">
      <style:paragraph-properties fo:margin-left="0.4925in" fo:margin-right="0in" fo:text-indent="0in" style:auto-text-indent="false"/>
      <style:text-properties fo:color="#000000" loext:opacity="100%" fo:language="el" fo:country="GR" fo:font-weight="normal" officeooo:rsid="001ceb97" officeooo:paragraph-rsid="001ceb97" fo:background-color="transparent" style:font-weight-asian="normal" style:font-weight-complex="normal"/>
    </style:style>
    <style:style style:name="P27" style:family="paragraph" style:parent-style-name="Standard">
      <style:paragraph-properties fo:margin-left="0.4925in" fo:margin-right="0in" fo:text-indent="0in" style:auto-text-indent="false"/>
      <style:text-properties fo:color="#000000" loext:opacity="100%" fo:language="el" fo:country="GR" fo:font-weight="normal" officeooo:rsid="001ceb97" officeooo:paragraph-rsid="0070fce1" fo:background-color="transparent" style:font-weight-asian="normal" style:font-weight-complex="normal"/>
    </style:style>
    <style:style style:name="P28" style:family="paragraph" style:parent-style-name="Standard">
      <style:paragraph-properties fo:margin-left="0.4925in" fo:margin-right="0in" fo:text-indent="0in" style:auto-text-indent="false"/>
      <style:text-properties fo:color="#000000" loext:opacity="100%" fo:language="el" fo:country="GR" fo:font-weight="normal" officeooo:rsid="001f3c5b" officeooo:paragraph-rsid="001f3c5b" fo:background-color="transparent" style:font-weight-asian="normal" style:font-weight-complex="normal"/>
    </style:style>
    <style:style style:name="P29" style:family="paragraph" style:parent-style-name="Standard">
      <style:text-properties fo:color="#000000" loext:opacity="100%" fo:language="el" fo:country="GR" fo:font-weight="normal" officeooo:rsid="001f3c5b" officeooo:paragraph-rsid="001f3c5b" fo:background-color="transparent" style:font-weight-asian="normal" style:font-weight-complex="normal"/>
    </style:style>
    <style:style style:name="P30" style:family="paragraph" style:parent-style-name="Standard">
      <style:paragraph-properties fo:margin-left="0in" fo:margin-right="0in" fo:text-indent="0in" style:auto-text-indent="false"/>
      <style:text-properties fo:color="#000000" loext:opacity="100%" fo:language="el" fo:country="GR" fo:font-weight="normal" officeooo:rsid="001f3c5b" officeooo:paragraph-rsid="001f3c5b" fo:background-color="transparent" style:font-weight-asian="normal" style:font-weight-complex="normal"/>
    </style:style>
    <style:style style:name="P31" style:family="paragraph" style:parent-style-name="Standard">
      <style:text-properties fo:color="#000000" loext:opacity="100%" fo:language="el" fo:country="GR" fo:font-weight="normal" officeooo:rsid="001f3c5b" officeooo:paragraph-rsid="002078c3" fo:background-color="transparent" style:font-weight-asian="normal" style:font-weight-complex="normal"/>
    </style:style>
    <style:style style:name="P32" style:family="paragraph" style:parent-style-name="Standard">
      <style:text-properties fo:color="#000000" loext:opacity="100%" fo:language="el" fo:country="GR" fo:font-weight="normal" officeooo:rsid="001f3c5b" officeooo:paragraph-rsid="00218f39" fo:background-color="transparent" style:font-weight-asian="normal" style:font-weight-complex="normal"/>
    </style:style>
    <style:style style:name="P33" style:family="paragraph" style:parent-style-name="Standard">
      <style:paragraph-properties fo:margin-left="0.4925in" fo:margin-right="0in" fo:text-indent="0in" style:auto-text-indent="false"/>
      <style:text-properties fo:color="#000000" loext:opacity="100%" fo:language="el" fo:country="GR" fo:font-weight="normal" officeooo:rsid="001f3c5b" officeooo:paragraph-rsid="00218f39" fo:background-color="transparent" style:font-weight-asian="normal" style:font-weight-complex="normal"/>
    </style:style>
    <style:style style:name="P34" style:family="paragraph" style:parent-style-name="Standard">
      <style:paragraph-properties fo:margin-left="0.4925in" fo:margin-right="0in" fo:text-indent="0in" style:auto-text-indent="false"/>
      <style:text-properties fo:color="#000000" loext:opacity="100%" fo:language="el" fo:country="GR" fo:font-weight="normal" officeooo:rsid="002078c3" officeooo:paragraph-rsid="002078c3" fo:background-color="transparent" style:font-weight-asian="normal" style:font-weight-complex="normal"/>
    </style:style>
    <style:style style:name="P35" style:family="paragraph" style:parent-style-name="Standard">
      <style:paragraph-properties fo:margin-left="0in" fo:margin-right="0in" fo:text-indent="0in" style:auto-text-indent="false"/>
      <style:text-properties fo:color="#000000" loext:opacity="100%" fo:language="el" fo:country="GR" fo:font-weight="normal" officeooo:rsid="0024b747" officeooo:paragraph-rsid="0024b747" fo:background-color="transparent" style:font-weight-asian="normal" style:font-weight-complex="normal"/>
    </style:style>
    <style:style style:name="P36" style:family="paragraph" style:parent-style-name="Standard">
      <style:paragraph-properties fo:margin-left="0.4925in" fo:margin-right="0in" fo:text-indent="0in" style:auto-text-indent="false"/>
      <style:text-properties fo:color="#000000" loext:opacity="100%" fo:language="el" fo:country="GR" fo:font-weight="normal" officeooo:rsid="0024b747" officeooo:paragraph-rsid="0024b747" fo:background-color="transparent" style:font-weight-asian="normal" style:font-weight-complex="normal"/>
    </style:style>
    <style:style style:name="P37" style:family="paragraph" style:parent-style-name="Standard">
      <style:paragraph-properties fo:margin-left="0.4925in" fo:margin-right="0in" fo:text-indent="0in" style:auto-text-indent="false"/>
      <style:text-properties fo:color="#000000" loext:opacity="100%" fo:language="el" fo:country="GR" fo:font-weight="normal" officeooo:rsid="002702ee" officeooo:paragraph-rsid="002702ee" fo:background-color="transparent" style:font-weight-asian="normal" style:font-weight-complex="normal"/>
    </style:style>
    <style:style style:name="P38" style:family="paragraph" style:parent-style-name="Standard">
      <style:paragraph-properties fo:margin-left="0.4925in" fo:margin-right="0in" fo:text-indent="0in" style:auto-text-indent="false"/>
      <style:text-properties fo:color="#000000" loext:opacity="100%" fo:language="el" fo:country="GR" fo:font-weight="normal" officeooo:rsid="00271c64" officeooo:paragraph-rsid="00271c64" fo:background-color="transparent" style:font-weight-asian="normal" style:font-weight-complex="normal"/>
    </style:style>
    <style:style style:name="P39" style:family="paragraph" style:parent-style-name="Standard">
      <style:paragraph-properties fo:margin-left="0.4925in" fo:margin-right="0in" fo:text-indent="0in" style:auto-text-indent="false"/>
      <style:text-properties fo:color="#000000" loext:opacity="100%" fo:language="el" fo:country="GR" fo:font-weight="normal" officeooo:rsid="0029242c" officeooo:paragraph-rsid="0029242c" fo:background-color="transparent" style:font-weight-asian="normal" style:font-weight-complex="normal"/>
    </style:style>
    <style:style style:name="P40" style:family="paragraph" style:parent-style-name="Standard">
      <style:paragraph-properties fo:margin-left="0in" fo:margin-right="0in" fo:text-indent="0in" style:auto-text-indent="false"/>
      <style:text-properties fo:color="#000000" loext:opacity="100%" fo:language="el" fo:country="GR" fo:font-weight="normal" officeooo:rsid="0029242c" officeooo:paragraph-rsid="0029242c" fo:background-color="transparent" style:font-weight-asian="normal" style:font-weight-complex="normal"/>
    </style:style>
    <style:style style:name="P41" style:family="paragraph" style:parent-style-name="Standard">
      <style:text-properties fo:color="#000000" loext:opacity="100%" fo:language="el" fo:country="GR" fo:font-weight="normal" officeooo:rsid="0029242c" officeooo:paragraph-rsid="0029242c" fo:background-color="transparent" style:font-weight-asian="normal" style:font-weight-complex="normal"/>
    </style:style>
    <style:style style:name="P42" style:family="paragraph" style:parent-style-name="Standard">
      <style:text-properties fo:color="#000000" loext:opacity="100%" fo:language="el" fo:country="GR" fo:font-weight="normal" officeooo:rsid="002b66a7" officeooo:paragraph-rsid="002b66a7" fo:background-color="transparent" style:font-weight-asian="normal" style:font-weight-complex="normal"/>
    </style:style>
    <style:style style:name="P43" style:family="paragraph" style:parent-style-name="Standard">
      <style:paragraph-properties fo:margin-left="0.4925in" fo:margin-right="0in" fo:text-indent="0in" style:auto-text-indent="false"/>
      <style:text-properties fo:color="#000000" loext:opacity="100%" fo:language="el" fo:country="GR" fo:font-weight="normal" officeooo:rsid="002b66a7" officeooo:paragraph-rsid="002b66a7" fo:background-color="transparent" style:font-weight-asian="normal" style:font-weight-complex="normal"/>
    </style:style>
    <style:style style:name="P44" style:family="paragraph" style:parent-style-name="Standard">
      <style:paragraph-properties fo:margin-left="0.4925in" fo:margin-right="0in" fo:text-indent="0in" style:auto-text-indent="false"/>
      <style:text-properties fo:color="#000000" loext:opacity="100%" fo:language="el" fo:country="GR" fo:font-weight="normal" officeooo:rsid="002fdf7a" officeooo:paragraph-rsid="002fdf7a" fo:background-color="transparent" style:font-weight-asian="normal" style:font-weight-complex="normal"/>
    </style:style>
    <style:style style:name="P45" style:family="paragraph" style:parent-style-name="Standard">
      <style:paragraph-properties fo:margin-left="0in" fo:margin-right="0in" fo:text-indent="0in" style:auto-text-indent="false"/>
      <style:text-properties fo:color="#000000" loext:opacity="100%" fo:language="el" fo:country="GR" fo:font-weight="normal" officeooo:rsid="002fdf7a" officeooo:paragraph-rsid="002fdf7a" fo:background-color="transparent" style:font-weight-asian="normal" style:font-weight-complex="normal"/>
    </style:style>
    <style:style style:name="P46" style:family="paragraph" style:parent-style-name="Standard">
      <style:paragraph-properties fo:margin-left="0in" fo:margin-right="0in" fo:text-indent="0in" style:auto-text-indent="false"/>
      <style:text-properties fo:color="#000000" loext:opacity="100%" fo:language="el" fo:country="GR" fo:font-weight="normal" officeooo:rsid="00316401" officeooo:paragraph-rsid="00316401" fo:background-color="transparent" style:font-weight-asian="normal" style:font-weight-complex="normal"/>
    </style:style>
    <style:style style:name="P47" style:family="paragraph" style:parent-style-name="Standard">
      <style:paragraph-properties fo:margin-left="0.4925in" fo:margin-right="0in" fo:text-indent="0in" style:auto-text-indent="false"/>
      <style:text-properties fo:color="#000000" loext:opacity="100%" fo:language="el" fo:country="GR" fo:font-weight="normal" officeooo:rsid="00316401" officeooo:paragraph-rsid="00316401" fo:background-color="transparent" style:font-weight-asian="normal" style:font-weight-complex="normal"/>
    </style:style>
    <style:style style:name="P48" style:family="paragraph" style:parent-style-name="Standard">
      <style:paragraph-properties fo:margin-left="0.4925in" fo:margin-right="0in" fo:text-indent="0in" style:auto-text-indent="false"/>
      <style:text-properties fo:color="#000000" loext:opacity="100%" fo:language="el" fo:country="GR" fo:font-weight="normal" officeooo:rsid="00330bc8" officeooo:paragraph-rsid="00330bc8" fo:background-color="transparent" style:font-weight-asian="normal" style:font-weight-complex="normal"/>
    </style:style>
    <style:style style:name="P49" style:family="paragraph" style:parent-style-name="Standard">
      <style:paragraph-properties fo:margin-left="0.4925in" fo:margin-right="0in" fo:text-indent="0in" style:auto-text-indent="false"/>
      <style:text-properties fo:color="#000000" loext:opacity="100%" fo:language="el" fo:country="GR" fo:font-weight="normal" officeooo:rsid="00334a37" officeooo:paragraph-rsid="00334a37" fo:background-color="transparent" style:font-weight-asian="normal" style:font-weight-complex="normal"/>
    </style:style>
    <style:style style:name="P50" style:family="paragraph" style:parent-style-name="Standard">
      <style:paragraph-properties fo:margin-left="0in" fo:margin-right="0in" fo:text-indent="0in" style:auto-text-indent="false"/>
      <style:text-properties fo:color="#000000" loext:opacity="100%" fo:language="el" fo:country="GR" fo:font-weight="normal" officeooo:rsid="003bb972" officeooo:paragraph-rsid="003bb972" fo:background-color="transparent" style:font-weight-asian="normal" style:font-weight-complex="normal"/>
    </style:style>
    <style:style style:name="P51" style:family="paragraph" style:parent-style-name="Standard">
      <style:paragraph-properties fo:margin-left="0.4925in" fo:margin-right="0in" fo:text-indent="0in" style:auto-text-indent="false"/>
      <style:text-properties fo:color="#000000" loext:opacity="100%" fo:language="el" fo:country="GR" fo:font-weight="normal" officeooo:rsid="003bb972" officeooo:paragraph-rsid="003bb972" fo:background-color="transparent" style:font-weight-asian="normal" style:font-weight-complex="normal"/>
    </style:style>
    <style:style style:name="P52" style:family="paragraph" style:parent-style-name="Standard">
      <style:paragraph-properties fo:margin-left="0in" fo:margin-right="0in" fo:text-indent="0in" style:auto-text-indent="false"/>
      <style:text-properties fo:color="#000000" loext:opacity="100%" fo:language="el" fo:country="GR" fo:font-weight="normal" officeooo:rsid="0040e909" officeooo:paragraph-rsid="0040e909" fo:background-color="transparent" style:font-weight-asian="normal" style:font-weight-complex="normal"/>
    </style:style>
    <style:style style:name="P53" style:family="paragraph" style:parent-style-name="Standard">
      <style:paragraph-properties fo:margin-left="0.4925in" fo:margin-right="0in" fo:text-indent="0in" style:auto-text-indent="false"/>
      <style:text-properties fo:color="#000000" loext:opacity="100%" fo:language="el" fo:country="GR" fo:font-weight="normal" officeooo:rsid="0040e909" officeooo:paragraph-rsid="0040e909" fo:background-color="transparent" style:font-weight-asian="normal" style:font-weight-complex="normal"/>
    </style:style>
    <style:style style:name="P54" style:family="paragraph" style:parent-style-name="Standard">
      <style:paragraph-properties fo:margin-left="0in" fo:margin-right="0in" fo:text-indent="0in" style:auto-text-indent="false"/>
      <style:text-properties fo:color="#000000" loext:opacity="100%" fo:language="el" fo:country="GR" fo:font-weight="normal" officeooo:rsid="00440517" officeooo:paragraph-rsid="00440517" fo:background-color="transparent" style:font-weight-asian="normal" style:font-weight-complex="normal"/>
    </style:style>
    <style:style style:name="P55" style:family="paragraph" style:parent-style-name="Standard">
      <style:paragraph-properties fo:margin-left="0.4925in" fo:margin-right="0in" fo:text-indent="0in" style:auto-text-indent="false"/>
      <style:text-properties fo:color="#000000" loext:opacity="100%" fo:language="el" fo:country="GR" fo:font-weight="normal" officeooo:rsid="00440517" officeooo:paragraph-rsid="00440517" fo:background-color="transparent" style:font-weight-asian="normal" style:font-weight-complex="normal"/>
    </style:style>
    <style:style style:name="P56" style:family="paragraph" style:parent-style-name="Standard">
      <style:paragraph-properties fo:margin-left="0in" fo:margin-right="0in" fo:text-indent="0in" style:auto-text-indent="false"/>
      <style:text-properties fo:color="#000000" loext:opacity="100%" fo:language="el" fo:country="GR" fo:font-weight="normal" officeooo:rsid="0049cec7" officeooo:paragraph-rsid="0049cec7" fo:background-color="transparent" style:font-weight-asian="normal" style:font-weight-complex="normal"/>
    </style:style>
    <style:style style:name="P57" style:family="paragraph" style:parent-style-name="Standard">
      <style:paragraph-properties fo:margin-left="0.4925in" fo:margin-right="0in" fo:text-indent="0in" style:auto-text-indent="false"/>
      <style:text-properties fo:color="#000000" loext:opacity="100%" fo:language="el" fo:country="GR" fo:font-weight="normal" officeooo:rsid="0049cec7" officeooo:paragraph-rsid="0049cec7" fo:background-color="transparent" style:font-weight-asian="normal" style:font-weight-complex="normal"/>
    </style:style>
    <style:style style:name="P58" style:family="paragraph" style:parent-style-name="Standard">
      <style:paragraph-properties fo:margin-left="0in" fo:margin-right="0in" fo:text-indent="0in" style:auto-text-indent="false"/>
      <style:text-properties fo:color="#000000" loext:opacity="100%" fo:language="el" fo:country="GR" fo:font-weight="normal" officeooo:rsid="004d5f06" officeooo:paragraph-rsid="004d5f06" fo:background-color="transparent" style:font-weight-asian="normal" style:font-weight-complex="normal"/>
    </style:style>
    <style:style style:name="P59" style:family="paragraph" style:parent-style-name="Standard">
      <style:paragraph-properties fo:margin-left="0.4925in" fo:margin-right="0in" fo:text-indent="0in" style:auto-text-indent="false"/>
      <style:text-properties fo:color="#000000" loext:opacity="100%" fo:language="el" fo:country="GR" fo:font-weight="normal" officeooo:rsid="004d5f06" officeooo:paragraph-rsid="004d5f06" fo:background-color="transparent" style:font-weight-asian="normal" style:font-weight-complex="normal"/>
    </style:style>
    <style:style style:name="P60" style:family="paragraph" style:parent-style-name="Standard">
      <style:paragraph-properties fo:margin-left="0in" fo:margin-right="0in" fo:text-indent="0in" style:auto-text-indent="false"/>
      <style:text-properties fo:color="#000000" loext:opacity="100%" fo:language="el" fo:country="GR" fo:font-weight="normal" officeooo:rsid="004f0225" officeooo:paragraph-rsid="004f0225" fo:background-color="transparent" style:font-weight-asian="normal" style:font-weight-complex="normal"/>
    </style:style>
    <style:style style:name="P61" style:family="paragraph" style:parent-style-name="Standard">
      <style:paragraph-properties fo:margin-left="0.4925in" fo:margin-right="0in" fo:text-indent="0in" style:auto-text-indent="false"/>
      <style:text-properties fo:color="#000000" loext:opacity="100%" fo:language="el" fo:country="GR" fo:font-weight="normal" officeooo:rsid="004f0225" officeooo:paragraph-rsid="004f0225" fo:background-color="transparent" style:font-weight-asian="normal" style:font-weight-complex="normal"/>
    </style:style>
    <style:style style:name="P62" style:family="paragraph" style:parent-style-name="Standard">
      <style:paragraph-properties fo:margin-left="0in" fo:margin-right="0in" fo:text-indent="0in" style:auto-text-indent="false"/>
      <style:text-properties fo:color="#000000" loext:opacity="100%" fo:language="el" fo:country="GR" fo:font-weight="normal" officeooo:rsid="004f7dc1" officeooo:paragraph-rsid="004f7dc1" fo:background-color="transparent" style:font-weight-asian="normal" style:font-weight-complex="normal"/>
    </style:style>
    <style:style style:name="P63" style:family="paragraph" style:parent-style-name="Standard">
      <style:paragraph-properties fo:margin-left="0.4925in" fo:margin-right="0in" fo:text-indent="0in" style:auto-text-indent="false"/>
      <style:text-properties fo:color="#000000" loext:opacity="100%" fo:language="el" fo:country="GR" fo:font-weight="normal" officeooo:rsid="004f7dc1" officeooo:paragraph-rsid="004f7dc1" fo:background-color="transparent" style:font-weight-asian="normal" style:font-weight-complex="normal"/>
    </style:style>
    <style:style style:name="P64" style:family="paragraph" style:parent-style-name="Standard">
      <style:paragraph-properties fo:margin-left="0.4925in" fo:margin-right="0in" fo:text-indent="0in" style:auto-text-indent="false"/>
      <style:text-properties fo:color="#000000" loext:opacity="100%" fo:language="el" fo:country="GR" fo:font-weight="normal" officeooo:rsid="005502bb" officeooo:paragraph-rsid="005502bb" fo:background-color="transparent" style:font-weight-asian="normal" style:font-weight-complex="normal"/>
    </style:style>
    <style:style style:name="P65" style:family="paragraph" style:parent-style-name="Standard">
      <style:paragraph-properties fo:margin-left="0in" fo:margin-right="0in" fo:text-indent="0in" style:auto-text-indent="false"/>
      <style:text-properties fo:color="#000000" loext:opacity="100%" fo:language="el" fo:country="GR" fo:font-weight="normal" officeooo:rsid="0055775a" officeooo:paragraph-rsid="0055775a" fo:background-color="transparent" style:font-weight-asian="normal" style:font-weight-complex="normal"/>
    </style:style>
    <style:style style:name="P66" style:family="paragraph" style:parent-style-name="Standard">
      <style:paragraph-properties fo:margin-left="0.4925in" fo:margin-right="0in" fo:text-indent="0in" style:auto-text-indent="false"/>
      <style:text-properties fo:color="#000000" loext:opacity="100%" fo:language="el" fo:country="GR" fo:font-weight="normal" officeooo:rsid="0055775a" officeooo:paragraph-rsid="0055775a" fo:background-color="transparent" style:font-weight-asian="normal" style:font-weight-complex="normal"/>
    </style:style>
    <style:style style:name="P67" style:family="paragraph" style:parent-style-name="Standard">
      <style:paragraph-properties fo:margin-left="0in" fo:margin-right="0in" fo:text-indent="0in" style:auto-text-indent="false"/>
      <style:text-properties fo:color="#000000" loext:opacity="100%" fo:language="el" fo:country="GR" fo:font-weight="normal" officeooo:rsid="005772cb" officeooo:paragraph-rsid="005772cb" fo:background-color="transparent" style:font-weight-asian="normal" style:font-weight-complex="normal"/>
    </style:style>
    <style:style style:name="P68" style:family="paragraph" style:parent-style-name="Standard">
      <style:paragraph-properties fo:margin-left="0.4925in" fo:margin-right="0in" fo:text-indent="0in" style:auto-text-indent="false"/>
      <style:text-properties fo:color="#000000" loext:opacity="100%" fo:language="el" fo:country="GR" fo:font-weight="normal" officeooo:rsid="005772cb" officeooo:paragraph-rsid="005772cb" fo:background-color="transparent" style:font-weight-asian="normal" style:font-weight-complex="normal"/>
    </style:style>
    <style:style style:name="P69" style:family="paragraph" style:parent-style-name="Standard">
      <style:paragraph-properties fo:margin-left="0.4925in" fo:margin-right="0in" fo:text-indent="0in" style:auto-text-indent="false"/>
      <style:text-properties fo:color="#000000" loext:opacity="100%" fo:language="el" fo:country="GR" fo:font-weight="normal" officeooo:rsid="00577ace" officeooo:paragraph-rsid="00577ace" fo:background-color="transparent" style:font-weight-asian="normal" style:font-weight-complex="normal"/>
    </style:style>
    <style:style style:name="P70" style:family="paragraph" style:parent-style-name="Standard">
      <style:paragraph-properties fo:margin-left="0.4925in" fo:margin-right="0in" fo:text-indent="0in" style:auto-text-indent="false"/>
      <style:text-properties fo:color="#000000" loext:opacity="100%" fo:language="el" fo:country="GR" fo:font-weight="normal" officeooo:rsid="00581549" officeooo:paragraph-rsid="00581549" fo:background-color="transparent" style:font-weight-asian="normal" style:font-weight-complex="normal"/>
    </style:style>
    <style:style style:name="P71" style:family="paragraph" style:parent-style-name="Standard">
      <style:paragraph-properties fo:margin-left="0in" fo:margin-right="0in" fo:text-indent="0in" style:auto-text-indent="false"/>
      <style:text-properties fo:color="#000000" loext:opacity="100%" fo:language="el" fo:country="GR" fo:font-weight="normal" officeooo:rsid="00581549" officeooo:paragraph-rsid="00581549" fo:background-color="transparent" style:font-weight-asian="normal" style:font-weight-complex="normal"/>
    </style:style>
    <style:style style:name="P72" style:family="paragraph" style:parent-style-name="Standard">
      <style:paragraph-properties fo:margin-left="0in" fo:margin-right="0in" fo:text-indent="0in" style:auto-text-indent="false"/>
      <style:text-properties fo:color="#000000" loext:opacity="100%" fo:language="el" fo:country="GR" fo:font-weight="normal" officeooo:rsid="0059d373" officeooo:paragraph-rsid="0059d373" fo:background-color="transparent" style:font-weight-asian="normal" style:font-weight-complex="normal"/>
    </style:style>
    <style:style style:name="P73" style:family="paragraph" style:parent-style-name="Standard">
      <style:paragraph-properties fo:margin-left="0.4925in" fo:margin-right="0in" fo:text-indent="0in" style:auto-text-indent="false"/>
      <style:text-properties fo:color="#000000" loext:opacity="100%" fo:language="el" fo:country="GR" fo:font-weight="normal" officeooo:rsid="0059d373" officeooo:paragraph-rsid="0059d373" fo:background-color="transparent" style:font-weight-asian="normal" style:font-weight-complex="normal"/>
    </style:style>
    <style:style style:name="P74" style:family="paragraph" style:parent-style-name="Standard" style:list-style-name="L1">
      <style:text-properties fo:color="#000000" loext:opacity="100%" fo:language="el" fo:country="GR" fo:font-weight="normal" officeooo:rsid="0016896a" officeooo:paragraph-rsid="0016896a" fo:background-color="transparent" style:font-weight-asian="normal" style:font-weight-complex="normal"/>
    </style:style>
    <style:style style:name="P75" style:family="paragraph" style:parent-style-name="Standard" style:list-style-name="L3">
      <style:text-properties fo:color="#000000" loext:opacity="100%" fo:language="el" fo:country="GR" fo:font-weight="normal" officeooo:rsid="001637ce" officeooo:paragraph-rsid="001637ce" fo:background-color="transparent" style:font-weight-asian="normal" style:font-weight-complex="normal"/>
    </style:style>
    <style:style style:name="P76" style:family="paragraph" style:parent-style-name="Standard" style:list-style-name="L4">
      <style:text-properties fo:color="#000000" loext:opacity="100%" fo:language="el" fo:country="GR" fo:font-weight="normal" officeooo:rsid="001afe80" officeooo:paragraph-rsid="001afe80" fo:background-color="transparent" style:font-weight-asian="normal" style:font-weight-complex="normal"/>
    </style:style>
    <style:style style:name="P77" style:family="paragraph" style:parent-style-name="Standard" style:list-style-name="L5">
      <style:text-properties fo:color="#000000" loext:opacity="100%" fo:language="el" fo:country="GR" fo:font-weight="normal" officeooo:rsid="001afe80" officeooo:paragraph-rsid="001afe80" fo:background-color="transparent" style:font-weight-asian="normal" style:font-weight-complex="normal"/>
    </style:style>
    <style:style style:name="P78" style:family="paragraph" style:parent-style-name="Standard" style:list-style-name="L6">
      <style:text-properties fo:color="#000000" loext:opacity="100%" fo:language="el" fo:country="GR" fo:font-weight="normal" officeooo:rsid="001afe80" officeooo:paragraph-rsid="001afe80" fo:background-color="transparent" style:font-weight-asian="normal" style:font-weight-complex="normal"/>
    </style:style>
    <style:style style:name="P79" style:family="paragraph" style:parent-style-name="Standard" style:list-style-name="L7">
      <style:text-properties fo:color="#000000" loext:opacity="100%" fo:language="el" fo:country="GR" fo:font-weight="normal" officeooo:rsid="001afe80" officeooo:paragraph-rsid="001afe80" fo:background-color="transparent" style:font-weight-asian="normal" style:font-weight-complex="normal"/>
    </style:style>
    <style:style style:name="P80" style:family="paragraph" style:parent-style-name="Standard" style:list-style-name="L6">
      <style:text-properties fo:color="#000000" loext:opacity="100%" fo:language="el" fo:country="GR" fo:font-weight="normal" officeooo:rsid="006ce5b5" officeooo:paragraph-rsid="006ce5b5" fo:background-color="transparent" style:font-weight-asian="normal" style:font-weight-complex="normal"/>
    </style:style>
    <style:style style:name="P81" style:family="paragraph" style:parent-style-name="Standard" style:list-style-name="L8">
      <style:text-properties fo:color="#000000" loext:opacity="100%" fo:language="el" fo:country="GR" fo:font-weight="normal" officeooo:rsid="001f3c5b" officeooo:paragraph-rsid="001f3c5b" fo:background-color="transparent" style:font-weight-asian="normal" style:font-weight-complex="normal"/>
    </style:style>
    <style:style style:name="P82" style:family="paragraph" style:parent-style-name="Standard" style:list-style-name="L9">
      <style:text-properties fo:color="#000000" loext:opacity="100%" fo:language="el" fo:country="GR" fo:font-weight="normal" officeooo:rsid="00704808" officeooo:paragraph-rsid="00704808" fo:background-color="transparent" style:font-weight-asian="normal" style:font-weight-complex="normal"/>
    </style:style>
    <style:style style:name="P83" style:family="paragraph" style:parent-style-name="Standard" style:list-style-name="L9">
      <style:text-properties fo:color="#000000" loext:opacity="100%" fo:language="el" fo:country="GR" fo:font-weight="normal" officeooo:rsid="0029242c" officeooo:paragraph-rsid="0029242c" fo:background-color="transparent" style:font-weight-asian="normal" style:font-weight-complex="normal"/>
    </style:style>
    <style:style style:name="P84" style:family="paragraph" style:parent-style-name="Standard" style:list-style-name="L10">
      <style:text-properties fo:color="#000000" loext:opacity="100%" fo:language="el" fo:country="GR" fo:font-weight="normal" officeooo:rsid="002b66a7" officeooo:paragraph-rsid="002b66a7" fo:background-color="transparent" style:font-weight-asian="normal" style:font-weight-complex="normal"/>
    </style:style>
    <style:style style:name="P85" style:family="paragraph" style:parent-style-name="Standard">
      <style:paragraph-properties fo:margin-left="0.4925in" fo:margin-right="0in" fo:text-indent="0in" style:auto-text-indent="false"/>
      <style:text-properties fo:color="#000000" loext:opacity="100%" fo:language="el" fo:country="GR" fo:font-weight="normal" officeooo:rsid="00271c64" officeooo:paragraph-rsid="00271c64" fo:background-color="transparent" style:font-weight-asian="normal" style:font-weight-complex="normal"/>
    </style:style>
    <style:style style:name="P86" style:family="paragraph" style:parent-style-name="Standard">
      <style:paragraph-properties fo:margin-left="0.4925in" fo:margin-right="0in" fo:text-indent="0in" style:auto-text-indent="false"/>
      <style:text-properties fo:color="#000000" loext:opacity="100%" fo:language="el" fo:country="GR" fo:font-weight="normal" officeooo:rsid="002fdf7a" officeooo:paragraph-rsid="002fdf7a" fo:background-color="transparent" style:font-weight-asian="normal" style:font-weight-complex="normal"/>
    </style:style>
    <style:style style:name="P87" style:family="paragraph" style:parent-style-name="Standard">
      <style:paragraph-properties fo:margin-left="0.4925in" fo:margin-right="0in" fo:text-indent="0in" style:auto-text-indent="false"/>
      <style:text-properties fo:color="#000000" loext:opacity="100%" fo:language="el" fo:country="GR" fo:font-weight="normal" officeooo:rsid="00316401" officeooo:paragraph-rsid="00316401" fo:background-color="transparent" style:font-weight-asian="normal" style:font-weight-complex="normal"/>
    </style:style>
    <style:style style:name="P88" style:family="paragraph" style:parent-style-name="Standard" style:list-style-name="L2">
      <style:text-properties fo:color="#000000" loext:opacity="100%" fo:language="el" fo:country="GR" officeooo:rsid="001637ce" officeooo:paragraph-rsid="001637ce" fo:background-color="transparent"/>
    </style:style>
    <style:style style:name="T1" style:family="text">
      <style:text-properties fo:font-weight="bold" style:font-weight-asian="bold" style:font-weight-complex="bold"/>
    </style:style>
    <style:style style:name="T2" style:family="text">
      <style:text-properties fo:font-weight="bold" officeooo:rsid="0031dbed" style:font-weight-asian="bold" style:font-weight-complex="bold"/>
    </style:style>
    <style:style style:name="T3" style:family="text">
      <style:text-properties fo:font-weight="bold" officeooo:rsid="0059f60c" style:font-weight-asian="bold" style:font-weight-complex="bold"/>
    </style:style>
    <style:style style:name="T4" style:family="text">
      <style:text-properties fo:font-weight="bold" officeooo:rsid="005d1f7f" style:font-weight-asian="bold" style:font-weight-complex="bold"/>
    </style:style>
    <style:style style:name="T5" style:family="text">
      <style:text-properties fo:font-weight="bold" officeooo:rsid="006ce5b5" style:font-weight-asian="bold" style:font-weight-complex="bold"/>
    </style:style>
    <style:style style:name="T6" style:family="text">
      <style:text-properties fo:font-weight="bold" officeooo:rsid="0070fce1" style:font-weight-asian="bold" style:font-weight-complex="bold"/>
    </style:style>
    <style:style style:name="T7" style:family="text">
      <style:text-properties fo:font-weight="bold" officeooo:rsid="00726470"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16896a" style:font-weight-asian="normal" style:font-weight-complex="normal"/>
    </style:style>
    <style:style style:name="T10" style:family="text">
      <style:text-properties fo:font-weight="normal" officeooo:rsid="0016eb01" style:font-weight-asian="normal" style:font-weight-complex="normal"/>
    </style:style>
    <style:style style:name="T11" style:family="text">
      <style:text-properties fo:font-weight="normal" officeooo:rsid="00187bbc" style:font-weight-asian="normal" style:font-weight-complex="normal"/>
    </style:style>
    <style:style style:name="T12" style:family="text">
      <style:text-properties fo:font-weight="normal" officeooo:rsid="0031d021" style:font-weight-asian="normal" style:font-weight-complex="normal"/>
    </style:style>
    <style:style style:name="T13" style:family="text">
      <style:text-properties fo:color="#ffffff" loext:opacity="100%" fo:font-weight="normal" fo:background-color="#ff0000" loext:char-shading-value="0" style:font-weight-asian="normal" style:font-weight-complex="normal"/>
    </style:style>
    <style:style style:name="T14" style:family="text">
      <style:text-properties fo:color="#ffffff" loext:opacity="100%" fo:font-weight="normal" style:font-weight-asian="normal" style:font-weight-complex="normal"/>
    </style:style>
    <style:style style:name="T15" style:family="text">
      <style:text-properties fo:color="#ffffff" loext:opacity="100%" fo:font-weight="normal" fo:background-color="#81d41a" loext:char-shading-value="0" style:font-weight-asian="normal" style:font-weight-complex="normal"/>
    </style:style>
    <style:style style:name="T16" style:family="text">
      <style:text-properties officeooo:rsid="0018a1f4"/>
    </style:style>
    <style:style style:name="T17" style:family="text">
      <style:text-properties officeooo:rsid="001938ec"/>
    </style:style>
    <style:style style:name="T18" style:family="text">
      <style:text-properties officeooo:rsid="001afe80"/>
    </style:style>
    <style:style style:name="T19" style:family="text">
      <style:text-properties officeooo:rsid="001f3c5b"/>
    </style:style>
    <style:style style:name="T20" style:family="text">
      <style:text-properties officeooo:rsid="002078c3"/>
    </style:style>
    <style:style style:name="T21" style:family="text">
      <style:text-properties officeooo:rsid="00218f39"/>
    </style:style>
    <style:style style:name="T22" style:family="text">
      <style:text-properties officeooo:rsid="002702ee"/>
    </style:style>
    <style:style style:name="T23" style:family="text">
      <style:text-properties officeooo:rsid="002733e9"/>
    </style:style>
    <style:style style:name="T24" style:family="text">
      <style:text-properties officeooo:rsid="002b1a7f"/>
    </style:style>
    <style:style style:name="T25" style:family="text">
      <style:text-properties officeooo:rsid="002d2c07"/>
    </style:style>
    <style:style style:name="T26" style:family="text">
      <style:text-properties officeooo:rsid="002fdf7a"/>
    </style:style>
    <style:style style:name="T27" style:family="text">
      <style:text-properties officeooo:rsid="0031d021"/>
    </style:style>
    <style:style style:name="T28" style:family="text">
      <style:text-properties officeooo:rsid="0034cbb1"/>
    </style:style>
    <style:style style:name="T29" style:family="text">
      <style:text-properties officeooo:rsid="00354750"/>
    </style:style>
    <style:style style:name="T30" style:family="text">
      <style:text-properties officeooo:rsid="003698e9"/>
    </style:style>
    <style:style style:name="T31" style:family="text">
      <style:text-properties officeooo:rsid="0037b88e"/>
    </style:style>
    <style:style style:name="T32" style:family="text">
      <style:text-properties officeooo:rsid="00394988"/>
    </style:style>
    <style:style style:name="T33" style:family="text">
      <style:text-properties officeooo:rsid="003ab603"/>
    </style:style>
    <style:style style:name="T34" style:family="text">
      <style:text-properties officeooo:rsid="003d8b36"/>
    </style:style>
    <style:style style:name="T35" style:family="text">
      <style:text-properties officeooo:rsid="003e34eb"/>
    </style:style>
    <style:style style:name="T36" style:family="text">
      <style:text-properties officeooo:rsid="003f4555"/>
    </style:style>
    <style:style style:name="T37" style:family="text">
      <style:text-properties officeooo:rsid="00403989"/>
    </style:style>
    <style:style style:name="T38" style:family="text">
      <style:text-properties officeooo:rsid="004181e2"/>
    </style:style>
    <style:style style:name="T39" style:family="text">
      <style:text-properties officeooo:rsid="0042cc41"/>
    </style:style>
    <style:style style:name="T40" style:family="text">
      <style:text-properties officeooo:rsid="0042f7d1"/>
    </style:style>
    <style:style style:name="T41" style:family="text">
      <style:text-properties officeooo:rsid="00450e52"/>
    </style:style>
    <style:style style:name="T42" style:family="text">
      <style:text-properties officeooo:rsid="0046a048"/>
    </style:style>
    <style:style style:name="T43" style:family="text">
      <style:text-properties officeooo:rsid="0046faf4"/>
    </style:style>
    <style:style style:name="T44" style:family="text">
      <style:text-properties officeooo:rsid="00471bb4"/>
    </style:style>
    <style:style style:name="T45" style:family="text">
      <style:text-properties officeooo:rsid="0048d409"/>
    </style:style>
    <style:style style:name="T46" style:family="text">
      <style:text-properties officeooo:rsid="004b03de"/>
    </style:style>
    <style:style style:name="T47" style:family="text">
      <style:text-properties officeooo:rsid="004c8248"/>
    </style:style>
    <style:style style:name="T48" style:family="text">
      <style:text-properties officeooo:rsid="004c9172"/>
    </style:style>
    <style:style style:name="T49" style:family="text">
      <style:text-properties officeooo:rsid="004dc187"/>
    </style:style>
    <style:style style:name="T50" style:family="text">
      <style:text-properties officeooo:rsid="004f6e04"/>
    </style:style>
    <style:style style:name="T51" style:family="text">
      <style:text-properties officeooo:rsid="004fcba9"/>
    </style:style>
    <style:style style:name="T52" style:family="text">
      <style:text-properties officeooo:rsid="0050141a"/>
    </style:style>
    <style:style style:name="T53" style:family="text">
      <style:text-properties officeooo:rsid="00520109"/>
    </style:style>
    <style:style style:name="T54" style:family="text">
      <style:text-properties officeooo:rsid="005a90ce"/>
    </style:style>
    <style:style style:name="T55" style:family="text">
      <style:text-properties officeooo:rsid="005b7627"/>
    </style:style>
    <style:style style:name="T56" style:family="text">
      <style:text-properties officeooo:rsid="005e6fa8"/>
    </style:style>
    <style:style style:name="T57" style:family="text">
      <style:text-properties officeooo:rsid="00616dfb"/>
    </style:style>
    <style:style style:name="T58" style:family="text">
      <style:text-properties officeooo:rsid="0063ac81"/>
    </style:style>
    <style:style style:name="T59" style:family="text">
      <style:text-properties officeooo:rsid="006659b6"/>
    </style:style>
    <style:style style:name="T60" style:family="text">
      <style:text-properties officeooo:rsid="0067b2c4"/>
    </style:style>
    <style:style style:name="T61" style:family="text">
      <style:text-properties officeooo:rsid="00692e2c"/>
    </style:style>
    <style:style style:name="T62" style:family="text">
      <style:text-properties officeooo:rsid="006c4543"/>
    </style:style>
    <style:style style:name="T63" style:family="text">
      <style:text-properties officeooo:rsid="006ce5b5"/>
    </style:style>
    <style:style style:name="T64" style:family="text">
      <style:text-properties officeooo:rsid="00704808"/>
    </style:style>
    <style:style style:name="T65" style:family="text">
      <style:text-properties officeooo:rsid="0070b1c4"/>
    </style:style>
    <style:style style:name="T66" style:family="text">
      <style:text-properties officeooo:rsid="0078975c"/>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Ιστορία Τρίτης Λυκείου – <text:span text:style-name="T17">Γενικής Παιδείας </text:span></text:p>
      <text:p text:style-name="P1"/>
      <text:p text:style-name="P10"/>
      <text:p text:style-name="P4">Κεφάλαιο Α’</text:p>
      <text:p text:style-name="P10"/>
      <text:p text:style-name="P10"><text:span text:style-name="T16">Περίπου </text:span>1780:</text:p>
      <text:p text:style-name="P11">Νέα τεχνολογικά επιτεύγματα και νέες καινοτομίες στη βιομηχανική παραγωγή. <text:span text:style-name="T1">Αρχίζει η βιομηχανική επανάσταση στην Αγγλία</text:span><text:span text:style-name="T8">, </text:span><text:span text:style-name="T9">στον τομέα της κλωστοϋ</text:span><text:span text:style-name="T10">φ</text:span><text:span text:style-name="T9">αντουργίας (κλώστρια Τζένη, </text:span><text:span text:style-name="T11">spinning jenny</text:span><text:span text:style-name="T9">). Αποκορύφωμα η ατμομηχανή. Για </text:span><text:span text:style-name="T12">ποιούς</text:span><text:span text:style-name="T9"> λόγους έγινε έτσι:</text:span></text:p>
      <text:p text:style-name="P22"/>
      <text:list text:style-name="L1">
        <text:list-item>
          <text:p text:style-name="P74">Στην Αγγλία υπήρχαν τα κατάλληλα κεφάλαια για επενδύσεις</text:p>
        </text:list-item>
        <text:list-item>
          <text:p text:style-name="P74">Κατάλληλο εργατικό δυναμικό</text:p>
        </text:list-item>
        <text:list-item>
          <text:p text:style-name="P74">Αγροτικό πλεόνασμα</text:p>
        </text:list-item>
        <text:list-item>
          <text:p text:style-name="P74">Η Αγγλία διέθετε ελεγχόμεν<text:span text:style-name="T27">ε</text:span>ς πηγές πρώτων υλών αλλά και αγοραστικό κοινό στις αποικίες της</text:p>
        </text:list-item>
        <text:list-item>
          <text:p text:style-name="P74">Διέθετε και τον κατάλληλο στόλο για τη μεταφορά του εμπορεύματος</text:p>
        </text:list-item>
        <text:list-item>
          <text:p text:style-name="P74">Ανεπτυγμένο σύστημα πλωτής και οδικής συγκοινωνίας</text:p>
        </text:list-item>
        <text:list-item>
          <text:p text:style-name="P74">Ευνοϊκή νομοθεσία και πιστωτικό σύστημα</text:p>
        </text:list-item>
      </text:list>
      <text:p text:style-name="P12"/>
      <text:p text:style-name="P15"/>
      <text:p text:style-name="P10">1814 - 1815:</text:p>
      <text:p text:style-name="P11">Οι τέσσερις μεγάλες δυνάμεις της Ευρώπης (Πρωσία, Ρωσία, Αυστρία, Βρετανία), μετά τη νίκη τους επί του Ναπολέοντα μοίρασαν την ήπειρο και περιόρισαν <text:span text:style-name="T8">τη δύναμη της Γαλλίας. </text:span><text:span text:style-name="T1">Άσκησαν την παλινόρθωση και στήριξαν τις πολυεθνικές αυτοκρατορίες (Αυστροουγγαρία του Μέτερνιχ)</text:span><text:span text:style-name="T8">.</text:span></text:p>
      <text:p text:style-name="P15"/>
      <text:p text:style-name="P11"><text:span text:style-name="T8">Οι τρεις από αυτές (Πρωσία, Ρωσία, Αυστρία) </text:span><text:span text:style-name="T1">ίδρυσαν την Ιερή Συμμαχία με σκοπό την </text:span><text:span text:style-name="T3">προώθηση</text:span><text:span text:style-name="T1"> των συντηρητικών συμφερόντων τους</text:span><text:span text:style-name="T8">.</text:span></text:p>
      <text:p text:style-name="P16"/>
      <text:p text:style-name="P16">Παράλληλα, δημιουργήθηκαν νέα κράτη, ενώθηκαν άλλα (Ιταλία, Γερμανία) ενώ συνέβησαν και εξεγέρσεις στη Λατινική Αμερική.</text:p>
      <text:p text:style-name="P15"/>
      <text:p text:style-name="P15">1814:</text:p>
      <text:p text:style-name="P11"><text:span text:style-name="T8">Η Φιλική Εταιρία ήταν </text:span><text:span text:style-name="T1">μυστική οργάνωση που δημιουργήθηκε το 1814 από τρε</text:span><text:span text:style-name="T2">ι</text:span><text:span text:style-name="T1">ς άγνωστους εμπόρους</text:span><text:span text:style-name="T8"> (Νικόλαος Σκουφάς, Εμμανουήλ Ξάνθος, Αθανάσιος Τσακάλωφ) στην Οδησσό της τότε Ρωσίας. Σκοποί τους ήταν:</text:span></text:p>
      <text:p text:style-name="P16"/>
      <text:list text:style-name="L2">
        <text:list-item>
          <text:p text:style-name="P88"><text:span text:style-name="T8">Κατήχηση πολλών Ελλήνων μελών</text:span><text:span text:style-name="T14"> </text:span><text:span text:style-name="T15">(Πέτυχαν)</text:span></text:p>
        </text:list-item>
        <text:list-item>
          <text:p text:style-name="P88"><text:span text:style-name="T8">Να δώσουν την αρχηγία στον Ιωάννη Καποδίστρια, υπουργό εξωτερικών της Ρωσία </text:span><text:span text:style-name="T13">(Απέτυχαν)</text:span></text:p>
        </text:list-item>
        <text:list-item>
          <text:p text:style-name="P88"><text:span text:style-name="T8">Να εξασφαλίσουν την υποστήριξη της Ρωσίας </text:span><text:span text:style-name="T13">(Απέτυχαν)</text:span></text:p>
        </text:list-item>
      </text:list>
      <text:p text:style-name="P2"/>
      <text:p text:style-name="P3"/>
      <text:p text:style-name="P16">Ο Καποδίστριας θεώρησαν πως οι συνθήκες δεν ευνοούσαν την Επανάσταση και το ότι η υποστήριξη της Ρωσίας θα έφερνε την Ελλάδα σε αντιπαλότητα με τις υπόλοιπες δυνάμεις που ήταν κατά των εθνικών κινημάτων.</text:p>
      <text:p text:style-name="P16"/>
      <text:p text:style-name="P11"><text:soft-page-break/><text:span text:style-name="T8">Τελικά την ηγεσία την πήρε ο </text:span><text:span text:style-name="T1">Αλέξανδρος Υψηλάντης</text:span><text:span text:style-name="T8">, γιος επιφανών Φαναριωτών και αξιωματικός ρωσικού στρατού, ο οποίος όμως έδρασε κυρίως με το συναίσθημα και με τον πατριωτισμό του. Ήθελε Ρωσοτουρκικό πόλεμο αλλά δεν του βγήκε τελείως.</text:span></text:p>
      <text:p text:style-name="P16"/>
      <text:p text:style-name="P16">Τελικά προκλήθηκαν παντού επαναστατικές εστίες και η αντίδραση του σουλτάνου δεν άφησε περιθώρια διαπραγματεύσεων.</text:p>
      <text:p text:style-name="P16"/>
      <text:p text:style-name="P16"/>
      <text:p text:style-name="P15"/>
      <text:p text:style-name="P15">1821:</text:p>
      <text:p text:style-name="P16">Το ελληνικό εθνικό κίνημα ήταν και πολιτικό, διότι δεν αποσκοπούσε αποκλειστικά και μόνο στην απελευθέρωση του έθνους, αλλά και στην ίδρυση δημοκρατικού και αντιπροσωπευτικού κράτους. Τι θέλησαν οι Έλληνες:</text:p>
      <text:p text:style-name="P15"/>
      <text:list text:style-name="L3">
        <text:list-item>
          <text:p text:style-name="P75">Προβολή των Ελλήνων ως άμεσων απογόνων των αρχαίων Ελλήνων</text:p>
        </text:list-item>
        <text:list-item>
          <text:p text:style-name="P75">Ταύτιση των Ελλήνων με τους Ευρωπαίους και διάκριση από τους Τούρκους</text:p>
        </text:list-item>
        <text:list-item>
          <text:p text:style-name="P75">Καταγγελία της Τουρκικής κυριαρχίας ως παράνομης και αυθαίρετης</text:p>
        </text:list-item>
        <text:list-item>
          <text:p text:style-name="P75">Προβολή δικαιώματος Ελλήνων για τη δημιουργία αυτοτελούς κράτους</text:p>
        </text:list-item>
      </text:list>
      <text:p text:style-name="P15"/>
      <text:p text:style-name="P64">Ύστερα από τις νίκες των Ελλήνων διοργανώθηκαν διάφορα συμβούλια στην επαναστατημένη επικράτεια με αρχηγούς τους τοπικούς άρχοντες της παλαιάς Οθωμανικής Αυτοκρατορίας διότι διέθεταν πλούτη και επιρροή. Οι στρατιωτικοί και οι Φιλικοί τάχθηκαν εναντίων τους και δεν επιθυμούσαν καθαρά ανοικτές εκλογικές διαδικασίες για ευνόητους λόγους. Ονομάστηκαν “Ολιγαρχικοί” και οι αντίπαλοί τους “Δημοκρατικοί”. Στις αρχές του 1822 με εθνοσυνέλευση στην Επίδαυρο ψηφίζεται ένα φιλελεύθερο και δημοκρατικό σύνταγμα που όμως δεν επρόκειτο να εφαρμοστεί ποτέ. </text:p>
      <text:p text:style-name="P64"/>
      <text:p text:style-name="P65">1825:</text:p>
      <text:p text:style-name="P66">Ο Ιμπραήμ πασάς της Αιγύπτου προκαλεί μεγάλες ζημιές στην Πελοπόννησο και εξελίσσονται παράλληλα εμφύλιες συγκρούσεις. Οι Έλληνες ζητούν βοήθεια από τους ξένους και σχηματίζονται τρία κόμματα, το Ρωσικό, το Γαλλικό και το Αγγλικό. Παράλληλα, παίρνουμε τα πρώτα δάνεια.</text:p>
      <text:p text:style-name="P66"/>
      <text:p text:style-name="P67">1830:</text:p>
      <text:p text:style-name="P68">Η Ελλάδα αποκτά συντηρητική κυβέρνηση καθώς οι μεγάλες δυνάμεις εγγυούνται την ανεξαρτησία της, την βασιλεία και την εδαφική ακεραιότητα: Υψηλή εποπτεία και ανάμειξη στα γεγονότα. <text:s/>Ο Όθων φτάνει το 1832 ως μεσσίας αλλά δίχως σύνταγμα.</text:p>
      <text:p text:style-name="P68"/>
      <text:p text:style-name="P69">Ως αλυτρωτισμό αναφερόμαστε στην υλοποίηση της Μεγάλης Ιδέας, με την οποία διαφωνούσε ο Αλέξανδρος Μαυροκορδάτος. Η Ελλάδα έχει περίπου 750.000 κατοίκους.</text:p>
      <text:p text:style-name="P69"/>
      <text:p text:style-name="P70">Ο Όθων φέρνει ειδικούς από την Βαβαρίας (Τεχνίτες, Πολιτικούς Μηχανικούς, Αρχιτέκτονες, Διοικητές και Επιστήμονες). Πετυχαίνει στην διοίκηση αλλά αποτυγχάνει στην οικονομία, στην ασφάλεια και στην καταπολέμηση των εγκλημάτων και του αναλφαβητισμού. </text:p>
      <text:p text:style-name="P71"/>
      <text:p text:style-name="P72">1843:</text:p>
      <text:p text:style-name="P73">Συντηρητικοί, φιλελεύθεροι (χάνουν εξουσία) και ιερείς (Αποδέσμευση από πατριαρχείο Κων/πολης) στρέφονται όλοι κατά του βασιλιά στην πλατεία Συντάγματος και απαιτούν σύνταγμα.</text:p>
      <text:p text:style-name="P72"><text:soft-page-break/>1864:</text:p>
      <text:p text:style-name="P73">Ύστερα από την έλευση των Γλύξμπουργκ ο Χαρίλαος Τρικούπης μέσω του “Τις Πταίει;” εξασφαλίζει την αρχή της δεδηλωμένης εμπιστοσύνης και την αναβάθμιση της δημοκρατίας. </text:p>
      <text:p text:style-name="P15"/>
      <text:p text:style-name="P15"/>
      <text:p text:style-name="P15">18ος – 19ος αιώνας:</text:p>
      <text:p text:style-name="P13">Η παρακμή της Οθωμανικής Αυτοκρατορίας αρχίζει από την ήττα τους στη Βιέννη το 1683<text:span text:style-name="T8">. Από εκείνη την </text:span><text:span text:style-name="T12">περίοδο</text:span><text:span text:style-name="T8"> και μετά, εμφανίζεται η έννοια του Ανατολικού Ζητήματος, το ζήτημα δηλαδή της διαχείρισης των εδαφών των Οθωμανών.</text:span></text:p>
      <text:p text:style-name="P16"/>
      <text:p text:style-name="P16">Η Αικατερίνη της Ρωσίας θέλησε να διώξει τους Τούρκους από την Ευρώπη, ενώ ο Ναπολέοντας είχε κατακτήσει τα Επτάνησα και την Αίγυπτο. Η Πύλη κάλεσε τους Ρώσους να βοηθήσουν και αυτοί δέχτηκαν. Βοήθησαν και οι Άγγλοι.</text:p>
      <text:p text:style-name="P16"/>
      <text:p text:style-name="P13"><text:span text:style-name="T8">Τέλος πάντων, τελικά άρχισε ο Ρωσοτουρκικός πόλεμος του 1828 που τελείωσε με την </text:span>Συνθήκη Ειρήνης της Αδριανούπολης<text:span text:style-name="T8">. Αποκτά ανεξαρτησία η Σερβία και σε λίγο η Ελλάδα.</text:span></text:p>
      <text:p text:style-name="P16"/>
      <text:p text:style-name="P16"/>
      <text:p text:style-name="P5">Κεφάλαιο <text:span text:style-name="T18">B</text:span>’</text:p>
      <text:p text:style-name="P17"/>
      <text:p text:style-name="P17"><text:span text:style-name="T18">Περίπου 1850 – 1900</text:span>:</text:p>
      <text:p text:style-name="P24">Λόγοι για τους οποίους συνέβη η αποικιοκρατία:</text:p>
      <text:p text:style-name="P18"/>
      <text:list text:style-name="L4">
        <text:list-item>
          <text:p text:style-name="P76">Αναζήτηση νέων αγορών και πηγών πρώτων υλών</text:p>
        </text:list-item>
        <text:list-item>
          <text:p text:style-name="P76">Πίστη στην ανωτερότητα του Δυτικού Κόσμου</text:p>
        </text:list-item>
        <text:list-item>
          <text:p text:style-name="P76">Χρέος λευκών να “διαφωτίσουν” τους υποανάπτυκτους λαούς</text:p>
        </text:list-item>
        <text:list-item>
          <text:p text:style-name="P76">Φιλανθρωπία (Σύμφωνα με το βιβλίο και με διάφορες πηγές της εποχής. Θυμήσου τον Γάλλο υπουργό εξωτερικών. Λειτουργούσε σαν πρόφαση)</text:p>
        </text:list-item>
        <text:list-item>
          <text:p text:style-name="P76">Υπήρξε εθνική επιδίωξη με λαϊκή στήριξη, σύνδεση με εθνικισμό. (The White Man’s Burden, Mission Civilisatrice)</text:p>
        </text:list-item>
      </text:list>
      <text:p text:style-name="P23"/>
      <text:p text:style-name="P24">Η νέα αυτή αποικιοκρατία, ονομάστηκε ιμπεριαλισμός και διέφεραν από τις προηγούμενες. Δεν δημιουργήθηκαν από πληθυσμιακό πλεόνασμα ούτε από ανεπιθύμητες θρησκευτικές ομάδες. Ούτε πάλι ανέπτυξαν τους θεσμούς της μητρόπολης. <text:span text:style-name="T1">Εξυπηρετούσαν τα οικονομικά και στρατηγικά συμφέροντα των ισχυρών</text:span>, με τη χρήση βίας.</text:p>
      <text:p text:style-name="P24"/>
      <text:p text:style-name="P24">Αποτελέσματα:</text:p>
      <text:p text:style-name="P24"/>
      <text:list text:style-name="L5">
        <text:list-item>
          <text:p text:style-name="P77">Η Αγγλία πολλαπλασιάζει τα εδάφη της (Αίγυπτος, Πακιστάν, Ινδία). Μπαίνουν οι βάσεις της Βρετανικής Κοινοπολιτείας.</text:p>
        </text:list-item>
        <text:list-item>
          <text:p text:style-name="P77">Σε μερικές χώρες οι <text:span text:style-name="T27">α</text:span>ποικίες δημιούργησαν θεσμούς διακυβέρνησης και ένωσαν φυλές.</text:p>
        </text:list-item>
        <text:list-item>
          <text:p text:style-name="P77">Σε άλλες, δημιούργησαν έχθρες και μακροχρόνιους εμφυλίους.</text:p>
        </text:list-item>
        <text:list-item>
          <text:p text:style-name="P77">Εξαπλώνεται η δυτική επιρροή.</text:p>
        </text:list-item>
        <text:list-item>
          <text:p text:style-name="P77">Εκμετάλλευση με σκοπό την εξυπηρέτηση της μητρόπολης (Πρώτες Ύλες).</text:p>
        </text:list-item>
        <text:list-item>
          <text:p text:style-name="P77">Αφανισμός παραδόσεων.</text:p>
        </text:list-item>
        <text:list-item>
          <text:p text:style-name="P77">Καταπολέμηση ασθενειών και κατάργηση τοπικής δουλείας (;)</text:p>
        </text:list-item>
      </text:list>
      <text:p text:style-name="P23"/>
      <text:p text:style-name="P23">1880:</text:p>
      <text:p text:style-name="P24"><text:soft-page-break/>Η Ελλάδα βρισκόταν σε άθλια κατάσταση. Η οικονομία στηριζόταν εξ’ολοκλήρου από τους γεωργούς και τους κτηνοτρόφους αλλά και από το ανεπτυγμένο <text:span text:style-name="T27">εμπόριο </text:span>των Ελλήνων της διασποράς.</text:p>
      <text:p text:style-name="P24"/>
      <text:p text:style-name="P24">Προσαρτή<text:span text:style-name="T27">θ</text:span>ηκαν τα Επτάνησα από τους Άγγλους (1863) και η Θεσσαλία από τους Τούρκους (1878). <text:span text:style-name="T1">Διαιωνιζόταν η διακυβέρνηση των τοπικών αρχόντων</text:span>.</text:p>
      <text:p text:style-name="P24"/>
      <text:p text:style-name="P24">Οι πρώτες (καθυστερημένες) προσπάθειες εκσυχρονισμού της χώρες έγιναν το 1880 από τον Χαρίλαο Τρικούπη. Τα μέτρα που πήρε:</text:p>
      <text:p text:style-name="P24"/>
      <text:list text:style-name="L6">
        <text:list-item>
          <text:p text:style-name="P78">Διεύρυνε την περιφέρεια από επαρχιακή σε νομαρχική, μειώνοντας τον αριθμό των βουλευτών <text:span text:style-name="T63">απελευθερώνοντας την πολιτική ζωή της χώρας από τον τοπάρχη βουλευτή.</text:span></text:p>
        </text:list-item>
        <text:list-item>
          <text:p text:style-name="P78">Όρισε αυστηρά κριτήρια εκλογής των δημόσιων υπαλλήλων <text:span text:style-name="T63">και αναθεώρηση βιβλίων.</text:span></text:p>
        </text:list-item>
        <text:list-item>
          <text:p text:style-name="P78">Προώθησε γενναίες αλλαγές στα σώματα ασφαλείας και αναδιοργάνωσε τόσο τον στρατό όσο και τον στόλο. <text:span text:style-name="T63">Ζήτησε από Γαλλία και Αυστρία στρατιωτικούς ειδικούς.</text:span></text:p>
        </text:list-item>
        <text:list-item>
          <text:p text:style-name="P78">Ίδρυσε νέα σχολεία και τεχνικές σχολές.</text:p>
        </text:list-item>
        <text:list-item>
          <text:p text:style-name="P78">Ευνόησε τη βιομηχανική ανάπτυξη και επέκτ<text:span text:style-name="T27">ει</text:span>νε τα σιδηροδρομικά και οδικά δίκτυα.</text:p>
        </text:list-item>
        <text:list-item>
          <text:p text:style-name="P80"><text:span text:style-name="T65">Καθάρισε</text:span> από τον δικαστικό κλάδο τα κομματικά πιόνια (εγκάθετους).</text:p>
        </text:list-item>
      </text:list>
      <text:p text:style-name="P23"/>
      <text:p text:style-name="P24">Για να τα κάνει όλα αυτά πήρε δάνεια από το εξωτερικό που τελικά αδυνάτησε να ξ<text:span text:style-name="T27">ε</text:span>πληρώσει. Έτσι, <text:span text:style-name="T1">η Ελλάδα οδηγείται σε χρεωκοπία το 1893 και ο Τρικούπης παραιτείται</text:span>.</text:p>
      <text:p text:style-name="P24"/>
      <text:p text:style-name="P25"/>
      <text:p text:style-name="P25">1909:</text:p>
      <text:p text:style-name="P24">Το έργο του Τρικούπη συνέχισε ο Ελευθέριος Βενιζέλος. Ύστερα από πρόσκληση του στρατού που είχε ηγηθεί του Κινήματος στο Γουδή (περιοχή της ΒΑ Αττικής) έφυγε από την Κρήτη και πήγε στην Αθήνα.</text:p>
      <text:p text:style-name="P24"/>
      <text:p text:style-name="P24"/>
      <text:list text:style-name="L7">
        <text:list-item>
          <text:p text:style-name="P79">Άλλαξε το σύνταγμα του 1864, δημιουργώντας αυτό του 1911</text:p>
        </text:list-item>
        <text:list-item>
          <text:p text:style-name="P79">Μείωσε την πλειοψηφία από το ½ στο 1/3 των βουλευτών <text:span text:style-name="T63">για να επισπεύσει το νομοθετικό έργο</text:span></text:p>
        </text:list-item>
        <text:list-item>
          <text:p text:style-name="P79">Απαγόρευσε στους αξιωματικούς στρατού να είναι βουλευτές</text:p>
        </text:list-item>
        <text:list-item>
          <text:p text:style-name="P79">Άφησε το κράτος να δημεύει περιουσιακά στοιχεία πολιτών (μεγάλοι γαιοκτήμονες)</text:p>
        </text:list-item>
        <text:list-item>
          <text:p text:style-name="P79">Καθιέρωσε τη μονιμότητα των δημόσιων υπαλλήλων</text:p>
        </text:list-item>
        <text:list-item>
          <text:p text:style-name="P79">Ζήτησε αποστολές από Γαλλία και Αγγλία με σκοπό την εκπαίδευση του πεζικού</text:p>
        </text:list-item>
      </text:list>
      <text:p text:style-name="P23"/>
      <text:p text:style-name="P23">1909:</text:p>
      <text:p text:style-name="P24">Στην Ευρώπη κυριαρχούσαν διάφορα στερεότυπα για τους λαούς των Βαλκανίων. Η λέξη Βαλκάνια έγινε συνώνυμη της αστάθειας και των εθνοφυλετικών συγκρούσεων. Ωστόσο, γνωρίζουμε πως τέτοιες συγκρούσεις ήταν πολύ πιο συχνές στη Κεντρική Ευρώπη.</text:p>
      <text:p text:style-name="P24"/>
      <text:p text:style-name="P24">Η Ελλάδα έγινε πρότυπο για τους υπόλοιπους λαούς της ΝΑ Ευρώπης, οι οποίοι σταδιακά ακολούθησαν τα βήματά της για τον σχηματισμό των δικών τους κρατών.</text:p>
      <text:p text:style-name="P24"/>
      <text:p text:style-name="P25">1912:</text:p>
      <text:p text:style-name="P27">Το 1912, ύστερα από διμερείς συμμαχίες των Βαλκανικών λαών, το Μαυροβούνιο στέλνοντας θαρραλέο τελεσίγραφο στην Πύλη. Το γεγονός συντάραξε τους Ευρωπαίους και ο πόλεμος τελείωσε το 1913, με συνθήκη ειρήνης στο Λονδίνο. <text:span text:style-name="T1">Δημιουργείται το κράτος της Αλβανίας, </text:span><text:soft-page-break/><text:span text:style-name="T6">η Ελλάδα παίρνει </text:span><text:span text:style-name="T1">την Ήπειρο </text:span><text:span text:style-name="T7">και</text:span><text:span text:style-name="T1"> την Θεσ/νίκη, <text:s/>η Οθωμανική Αυτοκρατορία χάνει πολλά Ευρωπαϊκά εδάφη</text:span>,<text:span text:style-name="T1"> η Κρήτη γίνεται ημιανεξάρτητη αλλά υπάρχουν ασάφειες μεταξύ των νικητών</text:span>.</text:p>
      <text:p text:style-name="P26"/>
      <text:p text:style-name="P26">Για τον λόγο αυτό ξεκινάει ο Β’ Βαλκανικός Πόλεμος λίγο αργότερα το 1913 με την Βουλγαρία να βρίσκεται εναντίων των πρώην συμμάχων της. Ενεπλάκ<text:span text:style-name="T27">η</text:span> επίσης η Ρουμανία και η Τουρκία. Ο πόλεμος ολοκληρώνεται με τη <text:span text:style-name="T1">Συνθήκη του Βουκουρεστίου</text:span> όπου η Ελλάδα διεκδικ<text:span text:style-name="T27">εί</text:span> την Καβάλα, την Κρήτη και κάποια νησιά. <text:span text:style-name="T1">Η Ελλάδα διπλασίασε τα εδάφη και τον πληθυσμό της</text:span>. Τα Δωδεκάνησα μένουν υπό Ιταλική κατοχή.</text:p>
      <text:p text:style-name="P26"/>
      <text:p text:style-name="P26"/>
      <text:p text:style-name="P26"/>
      <text:p text:style-name="P6">Κεφάλαιο <text:span text:style-name="T19">Γ</text:span>’</text:p>
      <text:p text:style-name="P19"/>
      <text:p text:style-name="P19"><text:span text:style-name="T19">1914</text:span>:</text:p>
      <text:p text:style-name="P28">Η Ευρώπη είναι ήδη χωρισμένη σε δύο αντ<text:span text:style-name="T27">ι</text:span>μαχόμενες συμμαχίες. <text:span text:style-name="T1">Τριπλή Συμμαχία </text:span>(Γερμανία, Ιταλία, Αυστρία) και <text:span text:style-name="T1">Τριπλή Συνεννόηση ή Entente </text:span>(Αγγλία, Γαλλία, Ρωσία).</text:p>
      <text:p text:style-name="P28"/>
      <text:p text:style-name="P28">Αλυσιδωτές αντιδράσεις προκάλεσε η δολοφονία του διαδόχου της Αυστρία <text:span text:style-name="T1">Φραγκίσκου Φερδινάνδου </text:span>στο Σαράγεβο της Βοσνίας, κάνοντας τον πόλεμο παγκόσμιο. Οι μαχόμενες χώρες προσπαθούσαν να πάρουν με το μέρος τους όσο το δυνατόν περισσότερες ουδέτερος έως τότε χώρες.</text:p>
      <text:p text:style-name="P28"/>
      <text:p text:style-name="P28">Η Οθωμανική Αυτοκρατορία και η Βουλγαρία εντάσ<text:span text:style-name="T27">σ</text:span>ονται με τους Γερμανούς και η Ιταλία αλλάζει στρατόπεδο λόγω εδαφικών υποσχέσεων. Οι Βρετανοί αποτυ<text:span text:style-name="T27">γ</text:span>χάνουν στην εκστρατεία της Καλλίπολης (1915, Kemal).</text:p>
      <text:p text:style-name="P28"/>
      <text:p text:style-name="P28">Παράλληλα, γίνεται ένας μεγάλος θαλάσσ<text:span text:style-name="T27">ι</text:span>ος πόλεμος υποβρυχίων. Χάρη στην καταστροφή εμπορικών πλοίων (<text:span text:style-name="T1">Lusitania</text:span>), οι ΗΠΑ παίρνουν μέρος στον πλευρό των συμμάχων.</text:p>
      <text:p text:style-name="P28"/>
      <text:p text:style-name="P28">Παρόλο που οι Γερμανοί είχαν εξασφαλίσει το <text:span text:style-name="T54">ανατολικό</text:span> μέτωπο λόγω της Ρωσικής Επανάστασης του 1917, έχασαν στο <text:span text:style-name="T54">δυτικό</text:span>.</text:p>
      <text:p text:style-name="P28"/>
      <text:p text:style-name="P28">Αποτελέσματα:</text:p>
      <text:p text:style-name="P28"><text:tab/></text:p>
      <text:list text:style-name="L8">
        <text:list-item>
          <text:p text:style-name="P81">20 εκατομμύρια νεκροί (στρατιώτες και άμαχοι)</text:p>
        </text:list-item>
        <text:list-item>
          <text:p text:style-name="P81">20 εκατομμύρια τραυματίες</text:p>
        </text:list-item>
        <text:list-item>
          <text:p text:style-name="P81">Υπονομεύτηκαν θεσμοί και αξίες όπως η κοινοβουλευτική δημοκρατία, ο φιλελευθερισμός και η ελεύθερη οικονομία και αναπτύχθηκε η επέμβαση των στρατιωτών στην πολιτική</text:p>
        </text:list-item>
        <text:list-item>
          <text:p text:style-name="P81">Κατακερματίστηκαν οι πολυεθνικές αυτοκρατορίες, ύστερα μάλιστα από δηλώσεις του Αμερικανού προέδρου Woodrow Wilson (<text:span text:style-name="T1">14 σημείου Γουίλσον 1918</text:span>)</text:p>
        </text:list-item>
        <text:list-item>
          <text:p text:style-name="P81">Συζητήσεις για δημιουργία Εβραϊκού κράτους</text:p>
        </text:list-item>
      </text:list>
      <text:p text:style-name="P29"/>
      <text:p text:style-name="P29"/>
      <text:p text:style-name="P29">1915:</text:p>
      <text:p text:style-name="P28">Η πρόσκληση των μεγάλων δυνάμεων για να συμμετάσχει η Ελλάδα στον Α’ΠΠ υπήρξε η αιτία του <text:span text:style-name="T1">εθνικού διχασμού</text:span>, μιας διαμάχης που σημάδεψε την Ελλάδα για δύο ολόκληρες δεκαετίες.</text:p>
      <text:p text:style-name="P28"><text:soft-page-break/></text:p>
      <text:p text:style-name="P28">Ο Βενιζέλος ήθελε να πάρει μέρος με τους Συμμάχους αλλά ο βασιλείας Κωνσταντίνος προτιμούσε την ουδετερότητα. Η κυβέρνηση παραιτήθηκε και επανεκλέχθηκε πολλές φορές. Γενικά, ο βασιλιάς κυβερνούσε μόνος του μέχρι το 1917.</text:p>
      <text:p text:style-name="P28"/>
      <text:p text:style-name="P28">Δημιουργήθηκαν δύο κυβερνήσεις, μία στην Αθήνα και μια στη Θεσ/νίκη. Με τον κίνδυνο μιας Βουλγαρικής εισβολής, οι Σύμμαχοι έκλ<text:span text:style-name="T27">ει</text:span>σαν τα ελληνικά παράλια και επιτάχυναν την έξοδο της χώρας.</text:p>
      <text:p text:style-name="P28"/>
      <text:p text:style-name="P28">Ύστερα από διαφωνίες με την κυβέρνηση της Αθήνας, συνέβησαν τα <text:span text:style-name="T1">Νοεμβριανά του 1916</text:span>. Οι Γάλλοι στην προσπάθειά τους να παραλάβουν πυρομαχικά από την πρωτεύουσα, συγκρούστηκαν με τις δυνάμεις του βασιλιά. Με αυτόν τον τρόπο, εκθρονίστηκε ο βασιλιάς με πρωτοβουλία της Γαλλίας. Νέος βασιλιάς έγινε ο <text:span text:style-name="T27">γιος</text:span> του Αλέξανδρος (που δαγκώθηκε θανάσιμα από μια μαϊμού).</text:p>
      <text:p text:style-name="P28"/>
      <text:p text:style-name="P28">Μετά από αυτό το τελεσίγραφο, ο ναυτικός αποκ<text:span text:style-name="T27">λ</text:span>εισμός σταμάτησε και ο Βενιζέλος πήρε επιτέλους την επίσημη απόφαση να κ<text:span text:style-name="T55">η</text:span>ρύξει τον πόλεμο στη Γερμανία. Χάρη στον νικηφόρο στρατό των Βαλκανικών Πολέμων, η Ελλάδα είχε αξιόμαχο στρατό.</text:p>
      <text:p text:style-name="P28"/>
      <text:p text:style-name="P30"/>
      <text:p text:style-name="P31">191<text:span text:style-name="T20">9 – 1920</text:span>:</text:p>
      <text:p text:style-name="P14">Στο Συνέδριο Της Ειρήνης του Παρισιού<text:span text:style-name="T8">, η νικητές αναδιαμορφώνουν τον χάρτη της Ευρώπης αλλά και της Εγγύς Ανατολής.</text:span></text:p>
      <text:p text:style-name="P34"/>
      <text:p text:style-name="P14"><text:span text:style-name="T8">Δημιουργούνται </text:span>νέες χώρες<text:span text:style-name="T8">: Γιουγκοσλαβία, Τσεχοσλοβακία, Πολωνία</text:span></text:p>
      <text:p text:style-name="P34"/>
      <text:p text:style-name="P14">Συνθήκη των Βερσαλλιών:</text:p>
      <text:p text:style-name="P14"><text:span text:style-name="T8"><text:tab/>Η Γερμανία χάνει πολλά από τα προπολεμικά εδάφη της, πέφτει σε οικονομική κρίση και αναγκάζεται να πάρει Αμερικανικά δάνεια προκειμένου να ξεπληρώσει της πολεμικές αποζημιώσεις. Χάνει επίσης όλες τις αποικίες της και </text:span>αποστρατικοποιείται<text:span text:style-name="T8">.</text:span></text:p>
      <text:p text:style-name="P34"/>
      <text:p text:style-name="P14">Συνθήκη του Νεϊγύ<text:span text:style-name="T8">:</text:span></text:p>
      <text:p text:style-name="P34"><text:tab/>Η Ελλάδα αποκλείει την Βουλγαρία από το Αιγαίο. Γίνεται επίσης ομαλή ανταλλαγή πληθυσμών με σκοπό την αποφυγή μελλοντικών συγκρούσεων.</text:p>
      <text:p text:style-name="P34"/>
      <text:p text:style-name="P14"/>
      <text:p text:style-name="P14"/>
      <text:p text:style-name="P14">Συνθήκη των Σεβρών<text:span text:style-name="T8">:</text:span></text:p>
      <text:p text:style-name="P34"><text:tab/>Η Ελλάδα κατακτά τα σημερινά της σύνορα πλ<text:span text:style-name="T27">η</text:span>ν των Δωδεκανήσων και με την προσθήκη της Σμύρνης και την Ανατολικής Θράκης. Η Κωνσταντινούπολη και τα Στενά γίνονται ουδέτερη ζώνη υπό τον έλεγχο των Συμμάχων.</text:p>
      <text:p text:style-name="P34"/>
      <text:p text:style-name="P14"><text:span text:style-name="T8">Από εκεί και πέρα, λόγω της ταπείνωσης και των απωλειών των ηττημένων, </text:span>ευνοήθηκαν τα εθνικιστικά κινήματα των Ναζιστών αλλά και των Νεότουρκων<text:span text:style-name="T8">.</text:span></text:p>
      <text:p text:style-name="P34"/>
      <text:p text:style-name="P34"/>
      <text:p text:style-name="P35">1917:</text:p>
      <text:p text:style-name="P36">Οι μπολσεβίκοι, με ηγέτη τον Λένιν, διεκδίκησαν την εξουσία από τον Κερένσκυ. Εργάτες, στρατιωτικοί και αγρότες κατέλαβαν τα χειμερινά ανάκτορα και υπέγραψαν άμεση ανακ<text:span text:style-name="T27">ω</text:span>χή με <text:soft-page-break/>την Γερμανία για λόγους εσωτερικής ανασυγκρότησης. Ο Λέον Τρότσκυ, υπουργός εξωτερικών, ύστερα από μερικές καθυστερήσεις υπέγραψε τη <text:span text:style-name="T1">Συνθήκη Μπρεστ-Λιτόφσκ (1918) </text:span>με την οποία η Ρωσία εγκαταλείπει πολλά από τα εδάφη της.</text:p>
      <text:p text:style-name="P36"/>
      <text:p text:style-name="P36">Η πρωτεύουσα μεταφέρετε από την Πετρούπολη στη Μόσχα. Ύστερα ακολούθησαν αιματηροί εμφύλιοι και τελικά διαγράφθηκαν τα υπόλοιπα κόμματα. Το Κομμουνιστικό Κόμμ<text:span text:style-name="T27">α</text:span> διέθετε την πλήρη εξουσία. Με τον τερματισμό του εμφυλίου το <text:span text:style-name="T1">1922 ιδρύεται η Σοβιετική Ένωση με την Ουκρανία, την Υπερκαυκασία και την Λευκορωσία</text:span>. Ήταν μια μορφή ομοσπονδίας, που όμως εξουσιαζόταν από τον Ρώσο γενικό γραμματέα του κόμματος.</text:p>
      <text:p text:style-name="P35"><text:s/></text:p>
      <text:p text:style-name="P32">19<text:span text:style-name="T21">22</text:span>:</text:p>
      <text:p text:style-name="P33">Ύ<text:span text:style-name="T22">στερα από πρ</text:span><text:span text:style-name="T27">ω</text:span><text:span text:style-name="T22">τοβουλία των Συμμάχων, η Ελλάδα παίρνει μέρος στην εκστρατεία της Ουκρανίας κατά των Μπολσεβίκ</text:span><text:span text:style-name="T27">ω</text:span><text:span text:style-name="T22">ν. Αυτή η κίνηση οδήγησε στην οργή της Ρωσίας, με αποτέλεσμα την μετανάστευση των Ελλήνων της νότιας Ρωσίας στον Πόντο.</text:span></text:p>
      <text:p text:style-name="P33"/>
      <text:p text:style-name="P37">Παρόλο που η επιθυμία δημιουργίας Ποντιακού κράτους ήταν υψηλή, ο Βενιζέλος την θεώρηση αρκετά ριψοκίνδυνη και ανέφικτη. <text:span text:style-name="T63">Υποστήριζε την δημιουργία ενός ποντοαρμενικού κράτους (με την σύμφωνη γνώμη του </text:span><text:span text:style-name="T5">Πατριαρχείου Κωνσταντινούπολης όσο και του Αρμενικού</text:span><text:span text:style-name="T63">). <text:s/>Κατά τ’ άλλα δεν προώθησε πολύ την ιδέα γιατί δεν ήθελα να εκνευρίσει τους συμμάχους. </text:span>Για τον λόγο αυτό σχηματίστηκε τελικά Ποντοαρμενική Ομοσπονδία (1920, ύ<text:span text:style-name="T63">στερα από την σύμφωνη γνώμη του </text:span><text:span text:style-name="T5">μητροπολίτη Χρύσανθου</text:span><text:span text:style-name="T63"> της Τραπεζούντας</text:span>) που όμως δεν κατάφερε να αμυνθεί απέναντι στην ισχύ του Κεμάλ. (Αρμένικη Γενοκτονία του 1915)</text:p>
      <text:p text:style-name="P37"/>
      <text:p text:style-name="P38">Την τύχη της Σμύρνης θα αποφάσιζε το δημοψήφισμα που θα διεξα<text:span text:style-name="T27">γ</text:span>όταν μετά από 5 χρόνια.</text:p>
      <text:p text:style-name="P38">Λίγο πριν την εκστρατεία ο <text:span text:style-name="T1">Βενιζέλος χάνει τις εκλογές του 1920</text:span>. Οι Έλληνες θέλησαν να επεκταθούν και οδηγήθηκαν σε ήττα με τη <text:span text:style-name="T1">Συνθήκη της Λωζάνης του 192</text:span><text:span text:style-name="T4">3</text:span>.</text:p>
      <text:p text:style-name="P38"/>
      <text:p text:style-name="P38">Τέλος, προκλήθηκε εσωτερική κρίση στην Ελλάδα και δημιουργήθηκε στρατιωτικό κίνημα υπό την αρχηγία του <text:span text:style-name="T1">Νικόλαου Πλαστήρα </text:span>με αποκορύφωμα την δίκη των έξι.</text:p>
      <text:p text:style-name="P38"/>
      <text:p text:style-name="P38">Σχηματίζεται το νέο κράτος της Τουρκίας και οι κυβερνήσεις συμφωνούν σε ανταλλαγή πληθυσμών με εξαίρεση τους Μουσουλμάνους της Ανατολικής Θράκης και τους Έλληνες της Κωνσταντινούπολης, τη<text:span text:style-name="T56">ς</text:span> Ίμβρου και της Τ<text:span text:style-name="T27">ε</text:span>νέδου. Η Ελλάδα ήταν πλέον αντιμέτωποι με ένα βαρύ μεταναστευτικό κύμα.</text:p>
      <text:p text:style-name="P38"/>
      <text:p text:style-name="P38"/>
      <text:p text:style-name="P7"/>
      <text:p text:style-name="P7">Κεφάλαιο <text:span text:style-name="T23">Δ</text:span>’</text:p>
      <text:p text:style-name="P20"/>
      <text:p text:style-name="P20"><text:span text:style-name="T23">1920 – 1930</text:span>:</text:p>
      <text:p text:style-name="P39">Προκ<text:span text:style-name="T27">λ</text:span>ήσεις κατά του φιλελευθερισμού. Η άνοδος του Στάλιν χαρακτηρίζεται από μια αυστηρή και <text:span text:style-name="T27">απο</text:span>λυταρχική σοσιαλιστική διακυβέρνηση μετά τον θάνατο του Λένιν (1924). Στην Ιταλία, ο Μπενίτο Μουσολίνι κάνει πράξη την φασιστική ιδεολογία και σημειώνεται έξαρση του εθνικισμού. Ο λαός της Ιταλίας αισθάνεται αδικημένος ενώ η κυβέρνηση προσπαθεί με κάθε μέσο να περιορίσει την δύναμη των Κομμουνιστών. Παρατηρείται <text:span text:style-name="T1">ταύτιση Κόμματος – Κράτους</text:span>.</text:p>
      <text:p text:style-name="P39"/>
      <text:p text:style-name="P40">1924 - 1928:</text:p>
      <text:p text:style-name="P39"><text:soft-page-break/>Ύστερα από πρωτοβουλία του <text:span text:style-name="T1">Αλέξανδρου Παπαναστασίου</text:span>, η Ελλάδα υιοθετεί για πρώτη φορά την <text:span text:style-name="T1">αβασίλευτη δημοκρατία </text:span>και ο Παπαναστασίου γίνεται πρώτος πρωθυπουργός της Α’ Ελληνικής Δημοκρατίας.</text:p>
      <text:p text:style-name="P39"/>
      <text:p text:style-name="P39">Τελικά όμως, επικρατεί πάλι μια βραχύβια δικτατορία από τον στρατηγό <text:span text:style-name="T1">Θεόδωρο Πάγκαλο</text:span>. Αφού πέσει και αυτή, επικρατεί πολιτική αστάθεια με την συγκρότηση οικουμενικής κυβέρνησης <text:span text:style-name="T64">(Ζαϊμ</text:span><text:span text:style-name="T66">η</text:span><text:span text:style-name="T64">ς 1926, τραπεζίτης)</text:span> (βενιζελικοί + αντιβενιζελικοί).</text:p>
      <text:p text:style-name="P39"/>
      <text:p text:style-name="P39">Εκδίδεται νέο σύντα<text:span text:style-name="T27">γ</text:span>μα και το 1928 αναλαμβάνει εκ νέου ο Βενιζέλος. Επιτέλους υπάρχει σταθερότητα.</text:p>
      <text:p text:style-name="P39"/>
      <text:list xml:id="list1260935457" text:style-name="L9">
        <text:list-item>
          <text:p text:style-name="P82">Βελτιώθηκαν οι υποδομές</text:p>
        </text:list-item>
        <text:list-item>
          <text:p text:style-name="P82">Σταθεροποιήθηκε το νόμισμα</text:p>
        </text:list-item>
        <text:list-item>
          <text:p text:style-name="P82">Το εμπόριο, η βιομηχανία, η αγροτική παραγωγή (αποξηραντικά έργα) αναπτύχθηκε</text:p>
        </text:list-item>
        <text:list-item>
          <text:p text:style-name="P82">Αντιμετώπιση κοινωνικών συνεπειών του προσφυγικού.</text:p>
        </text:list-item>
        <text:list-item>
          <text:p text:style-name="P82"><text:span text:style-name="T66">Νέα </text:span>δάνεια → εξάρτηση από τρίτες χώρες</text:p>
        </text:list-item>
      </text:list>
      <text:p text:style-name="P39"/>
      <text:p text:style-name="P40">1929 – 1932:</text:p>
      <text:p text:style-name="P39">Αυτή είναι η εποχή του Κραχ της Αμερικής, δηλαδή των ραγδαίων πτώσεων των τιμών του χρηματιστηρίου. Άμεση συνέπεια είναι η πτώχευση των τραπεζών και η υποτίμηση των διεθνών νομισμάτων. Άλλες συνέπει<text:span text:style-name="T27">ε</text:span>ς:</text:p>
      <text:p text:style-name="P39"/>
      <text:list xml:id="list175605436593185" text:continue-numbering="true" text:style-name="L9">
        <text:list-item>
          <text:p text:style-name="P83">30 εκατομμύρια άνεργοι, πολλοί εξ’αυτών Γερμανοί</text:p>
        </text:list-item>
        <text:list-item>
          <text:p text:style-name="P83">Υποχώρηση πνεύματος φιλελευθερισμού</text:p>
        </text:list-item>
        <text:list-item>
          <text:p text:style-name="P83">Κατακόρυ<text:span text:style-name="T27">φ</text:span>η άνοδος του Ναζιστικού Κόμματος του Χίτλε<text:span text:style-name="T64">ρ</text:span></text:p>
        </text:list-item>
        <text:list-item>
          <text:p text:style-name="P83">Συγκεντρωτικές κυβερνήσεις</text:p>
        </text:list-item>
      </text:list>
      <text:p text:style-name="P41"/>
      <text:p text:style-name="P42"/>
      <text:p text:style-name="P42">1933:</text:p>
      <text:p text:style-name="P43">Οι ΗΠΑ προσπαθούν να επουλώσουν τις οικονομικές πληγές τους. Με την εκλογή του o <text:s/><text:span text:style-name="T1">Φρανκλίνου Ρούζβελτ</text:span> παίρνει τα ακόλουθα μέτρα γνωστά ως <text:span text:style-name="T1">New Deal</text:span>:</text:p>
      <text:p text:style-name="P43"/>
      <text:list text:style-name="L10">
        <text:list-item>
          <text:p text:style-name="P84">Ενίσχυση του παρεμβατισμού του κράτους στην οικονομία</text:p>
        </text:list-item>
        <text:list-item>
          <text:p text:style-name="P84">Αύξηση αγοραστικής δύναμης πολιτών (κύκλος οικονομίας)</text:p>
        </text:list-item>
        <text:list-item>
          <text:p text:style-name="P84">Αναδιοργάνωση τραπεζικού συστήματος</text:p>
        </text:list-item>
        <text:list-item>
          <text:p text:style-name="P84">Μείωση παραγωγής και αύξηση τιμών αγροτικών προϊόντων</text:p>
        </text:list-item>
        <text:list-item>
          <text:p text:style-name="P84">Βελτίωση μισθών και προγράμματα κατά της ανεργίας</text:p>
        </text:list-item>
      </text:list>
      <text:p text:style-name="P42"/>
      <text:p text:style-name="P42"/>
      <text:p text:style-name="P42"/>
      <text:p text:style-name="P41"/>
      <text:p text:style-name="P41"/>
      <text:p text:style-name="P41">1930 – 1940:</text:p>
      <text:p text:style-name="P39">Η Ελλάδα δεν έμεινε ανεπηρέαστη από αυτές τις εξελίξεις. Το <text:span text:style-name="T1">1935 οι αντιβενιζελικοί προχωρούν σε πραξικόπημα και επαναφέρεται η βασιλευόμενη δημοκρατία</text:span>. Η περίοδος κρίσης που ακολούθησε οδήγησε στην <text:span text:style-name="T1">απόφαση του βασιλιά</text:span> να θέσει ως πρωθυπουργό τον Ιωάννη Μεταξά (1936) <text:span text:style-name="T25">εφ’όρου ζωής</text:span>. Δεν υπήρξαν πολλές αντιδράσεις διότι παρόμοια ήταν η κατάσταση και στην υπόλοιπη Ευρώπη ενώ η φιλελεύθεροι Έλληνες <text:span text:style-name="T24">πολιτικοί </text:span>είχαν ήδη πεθάνει (Βενιζέλος, Παπαναστασίου).</text:p>
      <text:p text:style-name="P39"><text:soft-page-break/></text:p>
      <text:p text:style-name="P39"/>
      <text:p text:style-name="P8">Κεφάλαιο <text:span text:style-name="T26">E</text:span>’</text:p>
      <text:p text:style-name="P21"/>
      <text:p text:style-name="P21"><text:span text:style-name="T26">1939</text:span>:</text:p>
      <text:p text:style-name="P44">Με την άνοδο του Χίτλερ στην Γερμανία οι κυβερνήσεις της Ευρώπης επέλεξαν <text:span text:style-name="T1">την πολιτική του κατευνασμού </text:span>διότι γνώριζαν καλά τις συνέπειες ενός παγκόσμιου πολέμου. Άφησαν τον Χίτλερ να προσαρτήσει την Αυστρία και την βόρεια Τσεχία. Ωστόσο, όταν το 1939 εισέβαλε στην Πολωνία, οι Γάλλοι και οι Άγγλοι με τελεσίγραφο αποφάσισαν να επέμβουν αποφασιστικά.</text:p>
      <text:p text:style-name="P44"/>
      <text:p text:style-name="P45">1940:</text:p>
      <text:p text:style-name="P44">Ύστερα από την κατάληψη της Αλβανίας και ενώ η Ελλάδα βρισκόταν σε ουδετερότητα, ο Μουσολίνι πήρε την απόφαση να εισβάλει. Ο Ιωάννης Μεταξάς απέρριψε το τελεσίγραφο με το γνωστό “Όχι” και οι Έλληνες ήταν νικηφόροι με στρατηγό τον <text:span text:style-name="T1">Αλέξανδρο Παπάγο</text:span>.</text:p>
      <text:p text:style-name="P44"/>
      <text:p text:style-name="P44">Παράλληλα, ο Χίτλερ καταστρέφει τις φιλικές σχέσεις του με τον Στάλιν και υιοθετεί το σχέδιο “Μπαρμπαρόσα”. Καθώς έπρεπε πρώτα να διασφαλίσει την κατάσταση στα Βαλκάνια, με το σχέδιο <text:span text:style-name="T1">“Μαρίτα” </text:span>εισβάλει στην Ελλάδα μέσω της Βουλγαρίας. Οι Έλληνες χάνουν, ο πρ<text:span text:style-name="T27">ω</text:span>θυπουργός (Αλέξανδρος Κορυζής) αυτοκτονεί και τον Απρίλιο καταλαμβάνετε τόσο η Θεσ/νίκη όσο και η Αθήνα.</text:p>
      <text:p text:style-name="P44"/>
      <text:p text:style-name="P44">Έμεινε μόνο η Κρήτη, όπου με την υποστήριξη των Άγγλων πολέμησαν σκληρά αλλά έχασαν. Ωστόσο, οι μάχες αυτές καθυστέρησαν το σχέδιο εισβολής της Σοβιετικής Ένωσης και κατά κάποιον τρόπο επηρέασαν το τέλος του πολέμου.</text:p>
      <text:p text:style-name="P44"/>
      <text:p text:style-name="P45">1942 - 1944:</text:p>
      <text:p text:style-name="P44">Μετά την ήττα, η ελληνική κυβέρνηση μεταφέρει την έδρα της στο Κάιρο και μετά στο Λονδίνο. Συνέχισαν οι στρατιωτικές επιχειρήσεις με σκοπό την εξυπηρέτησ<text:span text:style-name="T27">η</text:span> των ελληνικών συμφερόντων. Προσπάθησαν επίσης να βρουν λύση στο πρόβλημα επισιτισμού.</text:p>
      <text:p text:style-name="P44"/>
      <text:p text:style-name="P44">Οργανώθηκαν συγχρόνως απελευθερ<text:span text:style-name="T27">ω</text:span>τ<text:span text:style-name="T27">ι</text:span>κά κινήματα όπως τα ΕΑΜ, ΕΔΕΣ, ΕΚΚΑ. Βεβαίως, ακολούθησαν εκτελέσεις, φυλακίσεις και βασανισμοί, αλλά οι προσπάθειές τους ήταν πρωτοφανής αν αναλογιστούμε τον πληθυσμό της χώρας.</text:p>
      <text:p text:style-name="P44"/>
      <text:p text:style-name="P49">Μετά την νίκη, ο ψυχρός πόλεμος έλαβε την πρώτη του εμφάνιση στην Αθήνα. Προκειμένου να κατευνάσει τις συγκρούσεις, ο Γεώργιος Παπανδρέου φτιάχνει μια κυβέρνηση με εκπροσώπους από όλα τα στρατόπεδα αλλά τελικά οι ΕΑΜικοί αποχωρούν. Ακολουθούν τα Δεκεμβριανά στον Δεκέμβριο του 1944, σε τελική ήττα του ΕΑΜ έναντι στον εθνικό στρατό και την Αγγλία και κατ’ επέκταση στην συνθηκολόγηση της Βάρκιζας το 1945. <text:span text:style-name="T35">Ο εμφύλιος διήρκησε μεταξύ 1946 και 1949. </text:span><text:span text:style-name="T36">Το ΚΚΕ τίθεται εκτός νόμου από το 1947 μέχρι το 1974. </text:span><text:span text:style-name="T37">Το 1947 επίσης η Ινδία γίνεται ανεξάρτητο κράτος, αφού πρώτα διχοτ</text:span><text:span text:style-name="T57">o</text:span><text:span text:style-name="T37">μ</text:span><text:span text:style-name="T62">ι</text:span><text:span text:style-name="T37">σ</text:span><text:span text:style-name="T57">τ</text:span><text:span text:style-name="T37">εί.</text:span></text:p>
      <text:p text:style-name="P44"/>
      <text:p text:style-name="P44"/>
      <text:p text:style-name="P45">1945: </text:p>
      <text:p text:style-name="P44">Το Βερολίνο καταλήφθηκε, <text:span text:style-name="T28">χωρίστηκε στα τέσσερα και </text:span>ο Χίτλερ αυτοκτόνησε. Η Ιαπωνία συνθηκολόγησε λίγο αργότερα χάρη στην ρήξη των δύο ατομικών βομβών (Oppenheimer δημιουργός) στη Χιροσίμα και το Ναγκασάκι. <text:span text:style-name="T28">Η Ιταλία ως ποινή υποχρεώνεται να </text:span><text:soft-page-break/><text:span text:style-name="T28">απελευθερώσει τις αποικίες την Αιθιοπία, την Αλβανία και να παραχωρήσει τα Δωδεκάνησα </text:span><text:span text:style-name="T29">(1948). </text:span><text:span text:style-name="T30">Το 1951, η Ιαπωνία ναι μεν χάνει της Ασιατικές κτήσεις της αλλά δεν υποχρεώνεται να αναπληρώσει άμεσα τις αποζημιώσεις της γεγονός που προκαλεί την άρνηση της συμφωνίας από τους γείτονες νικητές (Κίνα, Ινδία, ΕΣΣΔ). Ωστόσο η Αμερική συμφωνεί και βελτιώνει τις σχέσεις της με το κράτος </text:span><text:span text:style-name="T31">(Συνθήκη ειρήνης </text:span><text:span text:style-name="T58">San Francisco</text:span><text:span text:style-name="T31">). </text:span><text:span text:style-name="T32">Στο </text:span><text:span text:style-name="T58">San Francisco </text:span><text:span text:style-name="T32">των ΗΠΑ έγινε και η δημιουργία του ΟΗΕ το 1945. </text:span><text:span text:style-name="T33">Ο ΟΗΕ από τα συμβούλιο ασφαλείας με μέλη τις ΗΠΑ, ΕΣΣΔ, Γαλλία, Αγγλία και Κίνα όπου η κάθε χώρα έχει δικαίωμα για βέτο σε κάθε υποψήφια απόφαση.</text:span></text:p>
      <text:p text:style-name="P44"/>
      <text:p text:style-name="P48">Αμέσως μετά, η μάλλον πρ<text:span text:style-name="T59">ο</text:span>τού επέλθει η τελική νίκη, οι απερχόμενοι νικητές είχαν ήδη διανέμει τις επιρροές τους στα κράτη της Ευρώπης με τη λεγόμενη <text:span text:style-name="T1">συμφωνία της Γιάλτας</text:span>. Ύστερα ακολούθησε για παρόμοιους λόγους η Συνδιάσκεψη Πόντσνταμ και ύστερα άρχισε ο Ψυχρός Πόλεμος.</text:p>
      <text:p text:style-name="P44"/>
      <text:p text:style-name="P44"/>
      <text:p text:style-name="P46">1946:</text:p>
      <text:p text:style-name="P47">Πραγματοποιείται η <text:span text:style-name="T1">δίκη της Νυρεμβέργης</text:span> όπου και τιμωρούνται οι υπεύθυνοι του πολέμου, κατά κύριο λόγω Γερμανοί. Ο ΟΗΕ καταδίκασε σε θάνατο ηγετικά στελέχ<text:span text:style-name="T27">η</text:span> του Ναζιστικού Κόμματος. Ως μείζον θέμα βέβαια, προβλήθηκε η προσπάθεια γενοκτονίας των Εβραίων και το ολοκαύτωμα και η εκτέλεση εκατομμυρίων .</text:p>
      <text:p text:style-name="P47"/>
      <text:p text:style-name="P47">Οι νεκροί του πολέμο<text:span text:style-name="T27">υ</text:span> ανέρχονται στα τριάντα έξι εκατομμύρια. Τελικά ευνοήθηκαν οι χώρες που δεν συμμετείχαν, δηλαδή οι ΗΠΑ. </text:p>
      <text:p text:style-name="P47"/>
      <text:p text:style-name="P47"/>
      <text:p text:style-name="P9">Κεφάλαιο <text:span text:style-name="T53">ΣΤ</text:span>’</text:p>
      <text:p text:style-name="P9"/>
      <text:p text:style-name="P50">1949:</text:p>
      <text:p text:style-name="P51">Ιδρύεται το ΝΑΤΟ στην Ουάσινγκτον ύστερα από την πραγμάτωση του σχεδίου Μάρσαλ και την ίδρυση του Οργανισμού για την Ευρωπαϊκή <text:span text:style-name="T34">Οικονομική </text:span>Συνεργασία (<text:span text:style-name="T34">ΟΕΟΣ → ΟΟΣΑ</text:span>). <text:span text:style-name="T45">Η Ελλάδα μπαίνει στο ΝΑΤΟ το 1952 υπό την κυβέρνηση Πλαστήρα και του υιού του Βενιζέλου.</text:span></text:p>
      <text:p text:style-name="P50"/>
      <text:p text:style-name="P54">1952:</text:p>
      <text:p text:style-name="P55">Μετά τον πόλεμο ιδρύεται ύστερα από πρόταση δύο Γάλλων η Ευρωπαϊκή Κοινότητα Άνθρακα και Χάλυβα. Ύστερα, το 1957 πραγματοποιείται η συνθήκη της Ρώμης και δημιουργείται η ΕΟΚ όπως και η Ευρ. Κοινότητα Ατομικής Ενέργειας. <text:span text:style-name="T41">Η Ελλάδα μπήκε στην ΕΟΚ το 1981. </text:span><text:span text:style-name="T42">Στην συνθήκη του Μάαστριχ το 1992 δημιουργείται πλέον η ΕΕ </text:span><text:span text:style-name="T43">και το κοινό νόμισμα </text:span><text:span text:style-name="T60">(</text:span><text:span text:style-name="T61">Ελλάδα έχει ευρώ από το </text:span><text:span text:style-name="T44">2001)</text:span><text:span text:style-name="T43">.</text:span></text:p>
      <text:p text:style-name="P54"/>
      <text:p text:style-name="P52">1954:</text:p>
      <text:p text:style-name="P53">Αναπτύσσεται ο Αραβικός εθνικισμός στην Αίγυπτο κατά των Άγγλων αποίκων και η Γαλλία χάνει την Αλγερία. <text:span text:style-name="T38">Οι ήττα των Άγγλων να περισώσουν την Αίγυπτο μαρτύρησε την αδυναμία της αυτοκρατορίας και την ισχύ των δύο νέων υπερδυνάμεων. Ό</text:span><text:span text:style-name="T39">λες οι αποικίες είχαν ανεξαρτητοποιηθεί με κορύφωμα τα γεγονότα της Νότιας Αφρικής κατά το 1990 υπό τον Νέλσον Μαντέλα. </text:span><text:span text:style-name="T40">Το κίνημα των αδέσμευτων δημιουργείται το 1961 στο Βελιγράδι της Γιουγκοσλαβίας.</text:span></text:p>
      <text:p text:style-name="P53"/>
      <text:p text:style-name="P56">1960:</text:p>
      <text:p text:style-name="P57"><text:soft-page-break/>Λαμβάνει τη εξουσία ο Κωνσταντίνος Καραμανλής και αναπτύσσει ραγδαία την οικονομία, τον τουρισμό, το οδικό δίκτυο και την βιομηχανία.</text:p>
      <text:p text:style-name="P57"/>
      <text:p text:style-name="P57">Το 1963 ο Λαμπράκης δολοφονείται και λίγο αργότερα η κυβέρνηση παραιτείται. Εξουσία αναλαμβάνει πλέον ο Γεώργιος Παπανδρέου με στόχο τον εκδημοκρατισμό της χώρας. <text:span text:style-name="T46">Ωστόσο δημιουργήθηκε πολιτική κρίση και το 1967 έρχεται η δικτατορία </text:span><text:span text:style-name="T47">του Παπαδόπουλου. </text:span><text:span text:style-name="T48">Οι σχέσεις με την Ευρώπη κόβονται αλλά η ΗΠΑ δεν αντιδρά. Ο Αλέκος Παπαγούλης προσπαθεί να δολοφονήσει τον Παπαδόπουλου αλλά αποτυγχάνει. <text:s/>Το 1973 ο Ιωαννίδης διαπράττει νέο σκληρότερο πραξικόπημα αλλά η εισβολή στην Κύπρο αναγκάζει την παραίτησή του και την παραχώρηση της εξουσίας στον Κωνσταντίνο Καραμανλή.</text:span></text:p>
      <text:p text:style-name="P57"/>
      <text:p text:style-name="P58">1974:</text:p>
      <text:p text:style-name="P59">Ο Καραμανλής νομιμοποιεί το ΚΚΕ, εκδημοκρατίζει τη χώρα και ιδρύει την ΝΔ. Με δημοψήφισμα διώχνεται ο βασιλιάς. <text:span text:style-name="T49">Το 1976 η Ελλάδα βρίσκεται στα πρόθυρα πολέμου λόγω του ΧΟΡΑ (“βυθίσατε το ΧΟΡΑ”) αλλά τελικά οι σχέσεις εξομαλύνονται.</text:span></text:p>
      <text:p text:style-name="P59"/>
      <text:p text:style-name="P60">1985:</text:p>
      <text:p text:style-name="P61">Κυβέρνηση σχηματίζει πλέον ο Ανδρέας Παπανδρέου με το ΠΑΣΟΚ. Φτιάχνει το ΕΣΥ, εξισώνει τα δυο φύλα και δρα κυρίως σε κοινωνικά προβλήματα. Λόγω προβλημάτων υγείας εξουσία αναλαμβάνει ο Σημίτης ο οποίος το 2001 εντάσσει την Ελλάδα στο ευρώ. <text:s/><text:span text:style-name="T50">Ο Κωνσταντίνος Μητσοτάκης αναλαμβάνει το 1990 με την ΝΔ.</text:span></text:p>
      <text:p text:style-name="P61"/>
      <text:p text:style-name="P62">Κύπρος:</text:p>
      <text:p text:style-name="P63">Ο Κύπρος δόθηκε ύστερα από μυστική συμφωνία στους Άγγλους το 1878. Προσαρτήθηκε από την αυτοκρατορία το 1915 και προσφέρθηκε ως δώρο στην Ελλάδα για την έξοδό της στον <text:span text:style-name="T51">Α’ ΠΠ</text:span>, πρόταση η οποία απορρίφθηκε. <text:span text:style-name="T51">Το 1955 αρχίζει τις δράσεις της η ΕΟΚΑ και ο Μακάριος συμμετέχει ενεργά στις διασκέψεις του ΟΗΕ. Ο Καραμανλής με την Τουρκία και την Αγγλία δημιουργούν τελικά το κράτος της Κύπρου το 1960 (Συμφωνίες Ζυρίχη και Λονδίνου). Ύστερα από αναθεώρηση του συντάγματος από τον Μακάριο και εμφανίστηκαν εξεγέρσεις. Ο Ιωαννίδης της δικτατορίας προσπάθησε να διώξει τον Μακάριο και αυτό οδήγησε βάση της συμφωνίας στην εισβολή της Τουρκίας. </text:span><text:span text:style-name="T52">Το σχέδιο Αναν δεν γνώρισε ιδιαίτερη απήχηση από τους Ελληνοκυπρίους.</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l" fo:country="GR"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l" fo:country="GR"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1T21:02:13.007118726</meta:creation-date>
    <dc:date>2023-06-01T17:56:03.110190139</dc:date>
    <meta:editing-duration>PT12H55M</meta:editing-duration>
    <meta:editing-cycles>96</meta:editing-cycles>
    <meta:generator>LibreOffice/7.5.3.2$Linux_X86_64 LibreOffice_project/50$Build-2</meta:generator>
    <meta:document-statistic meta:table-count="0" meta:image-count="0" meta:object-count="0" meta:page-count="11" meta:paragraph-count="187" meta:word-count="3615" meta:character-count="24307" meta:non-whitespace-character-count="20908"/>
  </office:meta>
</office:document-meta>
</file>